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7" table:default-cell-style-name="ce1"/>
        <table:table-column table:style-name="co1" table:default-cell-style-name="Default"/>
        <table:table-row table:style-name="ro1">
          <table:table-cell office:value-type="float" office:value="1687">
            <text:p>1687</text:p>
          </table:table-cell>
          <table:table-cell office:value-type="float" office:value="1598">
            <text:p>1598</text:p>
          </table:table-cell>
          <table:table-cell office:value-type="string">
            <text:p><text:a xlink:href="javascript:showRow('Argentina')" xlink:type="simple">Argentina</text:a></text:p>
          </table:table-cell>
          <table:table-cell office:value-type="string">
            <text:p><text:a xlink:href="http://www.mtgeloproject.net/index.php?search=Search&amp;id=1471" xlink:type="simple">2054</text:a></text:p>
          </table:table-cell>
          <table:table-cell office:value-type="string">
            <text:p><text:a xlink:href="http://www.mtgeloproject.net/index.php?search=Search&amp;id=47645" xlink:type="simple">1608</text:a></text:p>
          </table:table-cell>
          <table:table-cell office:value-type="string">
            <text:p><text:a xlink:href="http://www.mtgeloproject.net/index.php?search=Search&amp;id=1475" xlink:type="simple">1587</text:a></text:p>
          </table:table-cell>
          <table:table-cell office:value-type="string">
            <text:p><text:a xlink:href="http://www.mtgeloproject.net/index.php?search=Search&amp;id=47406" xlink:type="simple">1497</text:a></text:p>
          </table:table-cell>
          <table:table-cell table:formula="of:=CONCATENATE(&quot;int ratings&quot;;SUBSTITUTE([.C1];&quot; &quot;;&quot;&quot;);&quot;[] = {&quot;;[.D1];&quot;,&quot;;[.E1];&quot;,&quot;;[.F1];&quot;,&quot;;[.G1];&quot;}; Team &quot;;SUBSTITUTE([.C1];&quot; &quot;;&quot;&quot;);&quot;(&quot;&quot;&quot;;[.C1];&quot;&quot;&quot;, ratings&quot;;SUBSTITUTE([.C1];&quot; &quot;;&quot;&quot;);&quot;); teams.push_back(&quot;;SUBSTITUTE([.C1];&quot; &quot;;&quot;&quot;);&quot;);&quot;)" office:value-type="string" office:string-value="int ratingsArgentina[] = {2054,1608,1587,1497}; Team Argentina(&quot;Argentina&quot;, ratingsArgentina); teams.push_back(Argentina);">
            <text:p>int ratingsArgentina[] = {2054,1608,1587,1497}; Team Argentina("Argentina", ratingsArgentina); teams.push_back(Argentina);</text:p>
          </table:table-cell>
        </table:table-row>
        <table:table-row table:style-name="ro1">
          <table:table-cell office:value-type="float" office:value="1705">
            <text:p>1705</text:p>
          </table:table-cell>
          <table:table-cell office:value-type="float" office:value="1731">
            <text:p>1731</text:p>
          </table:table-cell>
          <table:table-cell office:value-type="string">
            <text:p><text:a xlink:href="javascript:showRow('Australia')" xlink:type="simple">Australia</text:a></text:p>
          </table:table-cell>
          <table:table-cell office:value-type="string">
            <text:p><text:a xlink:href="http://www.mtgeloproject.net/index.php?search=Search&amp;id=21711" xlink:type="simple">1936</text:a></text:p>
          </table:table-cell>
          <table:table-cell office:value-type="string">
            <text:p><text:a xlink:href="http://www.mtgeloproject.net/index.php?search=Search&amp;id=25354" xlink:type="simple">1756</text:a></text:p>
          </table:table-cell>
          <table:table-cell office:value-type="string">
            <text:p><text:a xlink:href="http://www.mtgeloproject.net/index.php?search=Search&amp;id=25154" xlink:type="simple">1706</text:a></text:p>
          </table:table-cell>
          <table:table-cell office:value-type="string">
            <text:p><text:a xlink:href="http://www.mtgeloproject.net/index.php?search=Search&amp;id=25345" xlink:type="simple">1422</text:a></text:p>
          </table:table-cell>
          <table:table-cell table:formula="of:=CONCATENATE(&quot;int ratings&quot;;SUBSTITUTE([.C2];&quot; &quot;;&quot;&quot;);&quot;[] = {&quot;;[.D2];&quot;,&quot;;[.E2];&quot;,&quot;;[.F2];&quot;,&quot;;[.G2];&quot;}; Team &quot;;SUBSTITUTE([.C2];&quot; &quot;;&quot;&quot;);&quot;(&quot;&quot;&quot;;[.C2];&quot;&quot;&quot;, ratings&quot;;SUBSTITUTE([.C2];&quot; &quot;;&quot;&quot;);&quot;); teams.push_back(&quot;;SUBSTITUTE([.C2];&quot; &quot;;&quot;&quot;);&quot;);&quot;)" office:value-type="string" office:string-value="int ratingsAustralia[] = {1936,1756,1706,1422}; Team Australia(&quot;Australia&quot;, ratingsAustralia); teams.push_back(Australia);">
            <text:p>int ratingsAustralia[] = {1936,1756,1706,1422}; Team Australia("Australia", ratingsAustralia); teams.push_back(Australia);</text:p>
          </table:table-cell>
        </table:table-row>
        <table:table-row table:style-name="ro1">
          <table:table-cell office:value-type="float" office:value="1754">
            <text:p>1754</text:p>
          </table:table-cell>
          <table:table-cell office:value-type="float" office:value="1749">
            <text:p>1749</text:p>
          </table:table-cell>
          <table:table-cell office:value-type="string">
            <text:p><text:a xlink:href="javascript:showRow('Austria')" xlink:type="simple">Austria</text:a></text:p>
          </table:table-cell>
          <table:table-cell office:value-type="string">
            <text:p><text:a xlink:href="http://www.mtgeloproject.net/index.php?search=Search&amp;id=857" xlink:type="simple">1938</text:a></text:p>
          </table:table-cell>
          <table:table-cell office:value-type="string">
            <text:p><text:a xlink:href="http://www.mtgeloproject.net/index.php?search=Search&amp;id=1043" xlink:type="simple">1908</text:a></text:p>
          </table:table-cell>
          <table:table-cell office:value-type="string">
            <text:p><text:a xlink:href="http://www.mtgeloproject.net/index.php?search=Search&amp;id=12940" xlink:type="simple">1590</text:a></text:p>
          </table:table-cell>
          <table:table-cell office:value-type="string">
            <text:p><text:a xlink:href="http://www.mtgeloproject.net/index.php?search=Search&amp;id=52820" xlink:type="simple">1578</text:a></text:p>
          </table:table-cell>
          <table:table-cell table:formula="of:=CONCATENATE(&quot;int ratings&quot;;SUBSTITUTE([.C3];&quot; &quot;;&quot;&quot;);&quot;[] = {&quot;;[.D3];&quot;,&quot;;[.E3];&quot;,&quot;;[.F3];&quot;,&quot;;[.G3];&quot;}; Team &quot;;SUBSTITUTE([.C3];&quot; &quot;;&quot;&quot;);&quot;(&quot;&quot;&quot;;[.C3];&quot;&quot;&quot;, ratings&quot;;SUBSTITUTE([.C3];&quot; &quot;;&quot;&quot;);&quot;); teams.push_back(&quot;;SUBSTITUTE([.C3];&quot; &quot;;&quot;&quot;);&quot;);&quot;)" office:value-type="string" office:string-value="int ratingsAustria[] = {1938,1908,1590,1578}; Team Austria(&quot;Austria&quot;, ratingsAustria); teams.push_back(Austria);">
            <text:p>int ratingsAustria[] = {1938,1908,1590,1578}; Team Austria("Austria", ratingsAustria); teams.push_back(Austria);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1500">
            <text:p>1500</text:p>
          </table:table-cell>
          <table:table-cell office:value-type="string">
            <text:p><text:a xlink:href="javascript:showRow('Belarus')" xlink:type="simple">Belarus</text:a></text:p>
          </table:table-cell>
          <table:table-cell office:value-type="string">
            <text:p><text:a xlink:href="http://www.mtgeloproject.net/index.php?search=Search&amp;id=12079" xlink:type="simple">1598</text:a></text:p>
          </table:table-cell>
          <table:table-cell office:value-type="float" office:value="1500">
            <text:p>1500</text:p>
          </table:table-cell>
          <table:table-cell office:value-type="string">
            <text:p><text:a xlink:href="http://www.mtgeloproject.net/index.php?search=Search&amp;id=27299" xlink:type="simple">1499</text:a></text:p>
          </table:table-cell>
          <table:table-cell office:value-type="string">
            <text:p><text:a xlink:href="http://www.mtgeloproject.net/index.php?search=Search&amp;id=89978" xlink:type="simple">1464</text:a></text:p>
          </table:table-cell>
          <table:table-cell table:formula="of:=CONCATENATE(&quot;int ratings&quot;;SUBSTITUTE([.C4];&quot; &quot;;&quot;&quot;);&quot;[] = {&quot;;[.D4];&quot;,&quot;;[.E4];&quot;,&quot;;[.F4];&quot;,&quot;;[.G4];&quot;}; Team &quot;;SUBSTITUTE([.C4];&quot; &quot;;&quot;&quot;);&quot;(&quot;&quot;&quot;;[.C4];&quot;&quot;&quot;, ratings&quot;;SUBSTITUTE([.C4];&quot; &quot;;&quot;&quot;);&quot;); teams.push_back(&quot;;SUBSTITUTE([.C4];&quot; &quot;;&quot;&quot;);&quot;);&quot;)" office:value-type="string" office:string-value="int ratingsBelarus[] = {1598,1500,1499,1464}; Team Belarus(&quot;Belarus&quot;, ratingsBelarus); teams.push_back(Belarus);">
            <text:p>int ratingsBelarus[] = {1598,1500,1499,1464}; Team Belarus("Belarus", ratingsBelarus); teams.push_back(Belarus);</text:p>
          </table:table-cell>
        </table:table-row>
        <table:table-row table:style-name="ro1">
          <table:table-cell office:value-type="float" office:value="1752">
            <text:p>1752</text:p>
          </table:table-cell>
          <table:table-cell office:value-type="float" office:value="1762">
            <text:p>1762</text:p>
          </table:table-cell>
          <table:table-cell office:value-type="string">
            <text:p><text:a xlink:href="javascript:showRow('Belgium')" xlink:type="simple">Belgium</text:a></text:p>
          </table:table-cell>
          <table:table-cell office:value-type="string">
            <text:p><text:a xlink:href="http://www.mtgeloproject.net/index.php?search=Search&amp;id=10416" xlink:type="simple">1793</text:a></text:p>
          </table:table-cell>
          <table:table-cell office:value-type="string">
            <text:p><text:a xlink:href="http://www.mtgeloproject.net/index.php?search=Search&amp;id=3154" xlink:type="simple">1788</text:a></text:p>
          </table:table-cell>
          <table:table-cell office:value-type="string">
            <text:p><text:a xlink:href="http://www.mtgeloproject.net/index.php?search=Search&amp;id=57347" xlink:type="simple">1736</text:a></text:p>
          </table:table-cell>
          <table:table-cell office:value-type="string">
            <text:p><text:a xlink:href="http://www.mtgeloproject.net/index.php?search=Search&amp;id=69740" xlink:type="simple">1689</text:a></text:p>
          </table:table-cell>
          <table:table-cell table:formula="of:=CONCATENATE(&quot;int ratings&quot;;SUBSTITUTE([.C5];&quot; &quot;;&quot;&quot;);&quot;[] = {&quot;;[.D5];&quot;,&quot;;[.E5];&quot;,&quot;;[.F5];&quot;,&quot;;[.G5];&quot;}; Team &quot;;SUBSTITUTE([.C5];&quot; &quot;;&quot;&quot;);&quot;(&quot;&quot;&quot;;[.C5];&quot;&quot;&quot;, ratings&quot;;SUBSTITUTE([.C5];&quot; &quot;;&quot;&quot;);&quot;); teams.push_back(&quot;;SUBSTITUTE([.C5];&quot; &quot;;&quot;&quot;);&quot;);&quot;)" office:value-type="string" office:string-value="int ratingsBelgium[] = {1793,1788,1736,1689}; Team Belgium(&quot;Belgium&quot;, ratingsBelgium); teams.push_back(Belgium);">
            <text:p>int ratingsBelgium[] = {1793,1788,1736,1689}; Team Belgium("Belgium", ratingsBelgium); teams.push_back(Belgium);</text:p>
          </table:table-cell>
        </table:table-row>
        <table:table-row table:style-name="ro1">
          <table:table-cell office:value-type="float" office:value="1524">
            <text:p>1524</text:p>
          </table:table-cell>
          <table:table-cell office:value-type="float" office:value="1542">
            <text:p>1542</text:p>
          </table:table-cell>
          <table:table-cell office:value-type="string">
            <text:p><text:a xlink:href="javascript:showRow('Bolivia')" xlink:type="simple">Bolivia</text:a></text:p>
          </table:table-cell>
          <table:table-cell office:value-type="string">
            <text:p><text:a xlink:href="http://www.mtgeloproject.net/index.php?search=Search&amp;id=1691" xlink:type="simple">1568</text:a></text:p>
          </table:table-cell>
          <table:table-cell office:value-type="string">
            <text:p><text:a xlink:href="http://www.mtgeloproject.net/index.php?search=Search&amp;id=95640" xlink:type="simple">1560</text:a></text:p>
          </table:table-cell>
          <table:table-cell office:value-type="string">
            <text:p><text:a xlink:href="http://www.mtgeloproject.net/index.php?search=Search&amp;id=53348" xlink:type="simple">1523</text:a></text:p>
          </table:table-cell>
          <table:table-cell office:value-type="string">
            <text:p><text:a xlink:href="http://www.mtgeloproject.net/index.php?search=Search&amp;id=10699" xlink:type="simple">1445</text:a></text:p>
          </table:table-cell>
          <table:table-cell table:formula="of:=CONCATENATE(&quot;int ratings&quot;;SUBSTITUTE([.C6];&quot; &quot;;&quot;&quot;);&quot;[] = {&quot;;[.D6];&quot;,&quot;;[.E6];&quot;,&quot;;[.F6];&quot;,&quot;;[.G6];&quot;}; Team &quot;;SUBSTITUTE([.C6];&quot; &quot;;&quot;&quot;);&quot;(&quot;&quot;&quot;;[.C6];&quot;&quot;&quot;, ratings&quot;;SUBSTITUTE([.C6];&quot; &quot;;&quot;&quot;);&quot;); teams.push_back(&quot;;SUBSTITUTE([.C6];&quot; &quot;;&quot;&quot;);&quot;);&quot;)" office:value-type="string" office:string-value="int ratingsBolivia[] = {1568,1560,1523,1445}; Team Bolivia(&quot;Bolivia&quot;, ratingsBolivia); teams.push_back(Bolivia);">
            <text:p>int ratingsBolivia[] = {1568,1560,1523,1445}; Team Bolivia("Bolivia", ratingsBolivia); teams.push_back(Bolivia);</text:p>
          </table:table-cell>
        </table:table-row>
        <table:table-row table:style-name="ro1">
          <table:table-cell office:value-type="float" office:value="1737">
            <text:p>1737</text:p>
          </table:table-cell>
          <table:table-cell office:value-type="float" office:value="1734">
            <text:p>1734</text:p>
          </table:table-cell>
          <table:table-cell office:value-type="string">
            <text:p><text:a xlink:href="javascript:showRow('Brazil')" xlink:type="simple">Brazil</text:a></text:p>
          </table:table-cell>
          <table:table-cell office:value-type="string">
            <text:p><text:a xlink:href="http://www.mtgeloproject.net/index.php?search=Search&amp;id=10578" xlink:type="simple">2017</text:a></text:p>
          </table:table-cell>
          <table:table-cell office:value-type="string">
            <text:p><text:a xlink:href="http://www.mtgeloproject.net/index.php?search=Search&amp;id=1671" xlink:type="simple">1945</text:a></text:p>
          </table:table-cell>
          <table:table-cell office:value-type="string">
            <text:p><text:a xlink:href="http://www.mtgeloproject.net/index.php?search=Search&amp;id=58144" xlink:type="simple">1523</text:a></text:p>
          </table:table-cell>
          <table:table-cell office:value-type="string">
            <text:p><text:a xlink:href="http://www.mtgeloproject.net/index.php?search=Search&amp;id=28956" xlink:type="simple">1464</text:a></text:p>
          </table:table-cell>
          <table:table-cell table:formula="of:=CONCATENATE(&quot;int ratings&quot;;SUBSTITUTE([.C7];&quot; &quot;;&quot;&quot;);&quot;[] = {&quot;;[.D7];&quot;,&quot;;[.E7];&quot;,&quot;;[.F7];&quot;,&quot;;[.G7];&quot;}; Team &quot;;SUBSTITUTE([.C7];&quot; &quot;;&quot;&quot;);&quot;(&quot;&quot;&quot;;[.C7];&quot;&quot;&quot;, ratings&quot;;SUBSTITUTE([.C7];&quot; &quot;;&quot;&quot;);&quot;); teams.push_back(&quot;;SUBSTITUTE([.C7];&quot; &quot;;&quot;&quot;);&quot;);&quot;)" office:value-type="string" office:string-value="int ratingsBrazil[] = {2017,1945,1523,1464}; Team Brazil(&quot;Brazil&quot;, ratingsBrazil); teams.push_back(Brazil);">
            <text:p>int ratingsBrazil[] = {2017,1945,1523,1464}; Team Brazil("Brazil", ratingsBrazil); teams.push_back(Brazil);</text:p>
          </table:table-cell>
        </table:table-row>
        <table:table-row table:style-name="ro1">
          <table:table-cell office:value-type="float" office:value="1533">
            <text:p>1533</text:p>
          </table:table-cell>
          <table:table-cell office:value-type="float" office:value="1510">
            <text:p>1510</text:p>
          </table:table-cell>
          <table:table-cell office:value-type="string">
            <text:p><text:a xlink:href="javascript:showRow('Bulgaria')" xlink:type="simple">Bulgaria</text:a></text:p>
          </table:table-cell>
          <table:table-cell office:value-type="string">
            <text:p><text:a xlink:href="http://www.mtgeloproject.net/index.php?search=Search&amp;id=12893" xlink:type="simple">1611</text:a></text:p>
          </table:table-cell>
          <table:table-cell office:value-type="string">
            <text:p><text:a xlink:href="http://www.mtgeloproject.net/index.php?search=Search&amp;id=94788" xlink:type="simple">1520</text:a></text:p>
          </table:table-cell>
          <table:table-cell table:number-columns-repeated="2" office:value-type="float" office:value="1500">
            <text:p>1500</text:p>
          </table:table-cell>
          <table:table-cell table:formula="of:=CONCATENATE(&quot;int ratings&quot;;SUBSTITUTE([.C8];&quot; &quot;;&quot;&quot;);&quot;[] = {&quot;;[.D8];&quot;,&quot;;[.E8];&quot;,&quot;;[.F8];&quot;,&quot;;[.G8];&quot;}; Team &quot;;SUBSTITUTE([.C8];&quot; &quot;;&quot;&quot;);&quot;(&quot;&quot;&quot;;[.C8];&quot;&quot;&quot;, ratings&quot;;SUBSTITUTE([.C8];&quot; &quot;;&quot;&quot;);&quot;); teams.push_back(&quot;;SUBSTITUTE([.C8];&quot; &quot;;&quot;&quot;);&quot;);&quot;)" office:value-type="string" office:string-value="int ratingsBulgaria[] = {1611,1520,1500,1500}; Team Bulgaria(&quot;Bulgaria&quot;, ratingsBulgaria); teams.push_back(Bulgaria);">
            <text:p>int ratingsBulgaria[] = {1611,1520,1500,1500}; Team Bulgaria("Bulgaria", ratingsBulgaria); teams.push_back(Bulgaria);</text:p>
          </table:table-cell>
        </table:table-row>
        <table:table-row table:style-name="ro1">
          <table:table-cell office:value-type="float" office:value="1842">
            <text:p>1842</text:p>
          </table:table-cell>
          <table:table-cell office:value-type="float" office:value="1912">
            <text:p>1912</text:p>
          </table:table-cell>
          <table:table-cell office:value-type="string">
            <text:p><text:a xlink:href="javascript:showRow('Canada')" xlink:type="simple">Canada</text:a></text:p>
          </table:table-cell>
          <table:table-cell office:value-type="string">
            <text:p><text:a xlink:href="http://www.mtgeloproject.net/index.php?search=Search&amp;id=8825" xlink:type="simple">1988</text:a></text:p>
          </table:table-cell>
          <table:table-cell office:value-type="string">
            <text:p><text:a xlink:href="http://www.mtgeloproject.net/index.php?search=Search&amp;id=7625" xlink:type="simple">1967</text:a></text:p>
          </table:table-cell>
          <table:table-cell office:value-type="string">
            <text:p><text:a xlink:href="http://www.mtgeloproject.net/index.php?search=Search&amp;id=7635" xlink:type="simple">1857</text:a></text:p>
          </table:table-cell>
          <table:table-cell office:value-type="string">
            <text:p><text:a xlink:href="http://www.mtgeloproject.net/index.php?search=Search&amp;id=79024" xlink:type="simple">1555</text:a></text:p>
          </table:table-cell>
          <table:table-cell table:formula="of:=CONCATENATE(&quot;int ratings&quot;;SUBSTITUTE([.C9];&quot; &quot;;&quot;&quot;);&quot;[] = {&quot;;[.D9];&quot;,&quot;;[.E9];&quot;,&quot;;[.F9];&quot;,&quot;;[.G9];&quot;}; Team &quot;;SUBSTITUTE([.C9];&quot; &quot;;&quot;&quot;);&quot;(&quot;&quot;&quot;;[.C9];&quot;&quot;&quot;, ratings&quot;;SUBSTITUTE([.C9];&quot; &quot;;&quot;&quot;);&quot;); teams.push_back(&quot;;SUBSTITUTE([.C9];&quot; &quot;;&quot;&quot;);&quot;);&quot;)" office:value-type="string" office:string-value="int ratingsCanada[] = {1988,1967,1857,1555}; Team Canada(&quot;Canada&quot;, ratingsCanada); teams.push_back(Canada);">
            <text:p>int ratingsCanada[] = {1988,1967,1857,1555}; Team Canada("Canada", ratingsCanada); teams.push_back(Canada);</text:p>
          </table:table-cell>
        </table:table-row>
        <table:table-row table:style-name="ro1">
          <table:table-cell office:value-type="float" office:value="1664">
            <text:p>1664</text:p>
          </table:table-cell>
          <table:table-cell office:value-type="float" office:value="1669">
            <text:p>1669</text:p>
          </table:table-cell>
          <table:table-cell office:value-type="string">
            <text:p><text:a xlink:href="javascript:showRow('Chile')" xlink:type="simple">Chile</text:a></text:p>
          </table:table-cell>
          <table:table-cell office:value-type="string">
            <text:p><text:a xlink:href="http://www.mtgeloproject.net/index.php?search=Search&amp;id=1445" xlink:type="simple">1756</text:a></text:p>
          </table:table-cell>
          <table:table-cell office:value-type="string">
            <text:p><text:a xlink:href="http://www.mtgeloproject.net/index.php?search=Search&amp;id=1600" xlink:type="simple">1685</text:a></text:p>
          </table:table-cell>
          <table:table-cell office:value-type="string">
            <text:p><text:a xlink:href="http://www.mtgeloproject.net/index.php?search=Search&amp;id=53218" xlink:type="simple">1652</text:a></text:p>
          </table:table-cell>
          <table:table-cell office:value-type="string">
            <text:p><text:a xlink:href="http://www.mtgeloproject.net/index.php?search=Search&amp;id=53304" xlink:type="simple">1562</text:a></text:p>
          </table:table-cell>
          <table:table-cell table:formula="of:=CONCATENATE(&quot;int ratings&quot;;SUBSTITUTE([.C10];&quot; &quot;;&quot;&quot;);&quot;[] = {&quot;;[.D10];&quot;,&quot;;[.E10];&quot;,&quot;;[.F10];&quot;,&quot;;[.G10];&quot;}; Team &quot;;SUBSTITUTE([.C10];&quot; &quot;;&quot;&quot;);&quot;(&quot;&quot;&quot;;[.C10];&quot;&quot;&quot;, ratings&quot;;SUBSTITUTE([.C10];&quot; &quot;;&quot;&quot;);&quot;); teams.push_back(&quot;;SUBSTITUTE([.C10];&quot; &quot;;&quot;&quot;);&quot;);&quot;)" office:value-type="string" office:string-value="int ratingsChile[] = {1756,1685,1652,1562}; Team Chile(&quot;Chile&quot;, ratingsChile); teams.push_back(Chile);">
            <text:p>int ratingsChile[] = {1756,1685,1652,1562}; Team Chile("Chile", ratingsChile); teams.push_back(Chile);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office:value-type="float" office:value="1687">
            <text:p>1687</text:p>
          </table:table-cell>
          <table:table-cell office:value-type="string">
            <text:p><text:a xlink:href="javascript:showRow('China')" xlink:type="simple">China</text:a></text:p>
          </table:table-cell>
          <table:table-cell office:value-type="string">
            <text:p><text:a xlink:href="http://www.mtgeloproject.net/index.php?search=Search&amp;id=33450" xlink:type="simple">1879</text:a></text:p>
          </table:table-cell>
          <table:table-cell office:value-type="string">
            <text:p><text:a xlink:href="http://www.mtgeloproject.net/index.php?search=Search&amp;id=33222" xlink:type="simple">1725</text:a></text:p>
          </table:table-cell>
          <table:table-cell office:value-type="string">
            <text:p><text:a xlink:href="http://www.mtgeloproject.net/index.php?search=Search&amp;id=18417" xlink:type="simple">1648</text:a></text:p>
          </table:table-cell>
          <table:table-cell office:value-type="string">
            <text:p><text:a xlink:href="http://www.mtgeloproject.net/index.php?search=Search&amp;id=64631" xlink:type="simple">1551</text:a></text:p>
          </table:table-cell>
          <table:table-cell table:formula="of:=CONCATENATE(&quot;int ratings&quot;;SUBSTITUTE([.C11];&quot; &quot;;&quot;&quot;);&quot;[] = {&quot;;[.D11];&quot;,&quot;;[.E11];&quot;,&quot;;[.F11];&quot;,&quot;;[.G11];&quot;}; Team &quot;;SUBSTITUTE([.C11];&quot; &quot;;&quot;&quot;);&quot;(&quot;&quot;&quot;;[.C11];&quot;&quot;&quot;, ratings&quot;;SUBSTITUTE([.C11];&quot; &quot;;&quot;&quot;);&quot;); teams.push_back(&quot;;SUBSTITUTE([.C11];&quot; &quot;;&quot;&quot;);&quot;);&quot;)" office:value-type="string" office:string-value="int ratingsChina[] = {1879,1725,1648,1551}; Team China(&quot;China&quot;, ratingsChina); teams.push_back(China);">
            <text:p>int ratingsChina[] = {1879,1725,1648,1551}; Team China("China", ratingsChina); teams.push_back(China);</text:p>
          </table:table-cell>
        </table:table-row>
        <table:table-row table:style-name="ro1">
          <table:table-cell office:value-type="float" office:value="1774">
            <text:p>1774</text:p>
          </table:table-cell>
          <table:table-cell office:value-type="float" office:value="1835">
            <text:p>1835</text:p>
          </table:table-cell>
          <table:table-cell office:value-type="string">
            <text:p><text:a xlink:href="javascript:showRow('Chinese%20Taipei')" xlink:type="simple">Chinese Taipei</text:a></text:p>
          </table:table-cell>
          <table:table-cell office:value-type="string">
            <text:p><text:a xlink:href="http://www.mtgeloproject.net/index.php?search=Search&amp;id=33514" xlink:type="simple">1884</text:a></text:p>
          </table:table-cell>
          <table:table-cell office:value-type="string">
            <text:p><text:a xlink:href="http://www.mtgeloproject.net/index.php?search=Search&amp;id=67034" xlink:type="simple">1865</text:a></text:p>
          </table:table-cell>
          <table:table-cell office:value-type="string">
            <text:p><text:a xlink:href="http://www.mtgeloproject.net/index.php?search=Search&amp;id=10475" xlink:type="simple">1805</text:a></text:p>
          </table:table-cell>
          <table:table-cell office:value-type="string">
            <text:p><text:a xlink:href="http://www.mtgeloproject.net/index.php?search=Search&amp;id=72907" xlink:type="simple">1540</text:a></text:p>
          </table:table-cell>
          <table:table-cell table:formula="of:=CONCATENATE(&quot;int ratings&quot;;SUBSTITUTE([.C12];&quot; &quot;;&quot;&quot;);&quot;[] = {&quot;;[.D12];&quot;,&quot;;[.E12];&quot;,&quot;;[.F12];&quot;,&quot;;[.G12];&quot;}; Team &quot;;SUBSTITUTE([.C12];&quot; &quot;;&quot;&quot;);&quot;(&quot;&quot;&quot;;[.C12];&quot;&quot;&quot;, ratings&quot;;SUBSTITUTE([.C12];&quot; &quot;;&quot;&quot;);&quot;); teams.push_back(&quot;;SUBSTITUTE([.C12];&quot; &quot;;&quot;&quot;);&quot;);&quot;)" office:value-type="string" office:string-value="int ratingsChineseTaipei[] = {1884,1865,1805,1540}; Team ChineseTaipei(&quot;Chinese Taipei&quot;, ratingsChineseTaipei); teams.push_back(ChineseTaipei);">
            <text:p>int ratingsChineseTaipei[] = {1884,1865,1805,1540}; Team ChineseTaipei("Chinese Taipei", ratingsChineseTaipei); teams.push_back(ChineseTaipei);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office:value-type="float" office:value="1500">
            <text:p>1500</text:p>
          </table:table-cell>
          <table:table-cell office:value-type="string">
            <text:p><text:a xlink:href="javascript:showRow('Colombia')" xlink:type="simple">Colombia</text:a></text:p>
          </table:table-cell>
          <table:table-cell office:value-type="string">
            <text:p><text:a xlink:href="http://www.mtgeloproject.net/index.php?search=Search&amp;id=98321" xlink:type="simple">1503</text:a></text:p>
          </table:table-cell>
          <table:table-cell table:number-columns-repeated="2" office:value-type="float" office:value="1500">
            <text:p>1500</text:p>
          </table:table-cell>
          <table:table-cell office:value-type="string">
            <text:p><text:a xlink:href="http://www.mtgeloproject.net/index.php?search=Search&amp;id=79012" xlink:type="simple">1492</text:a></text:p>
          </table:table-cell>
          <table:table-cell table:formula="of:=CONCATENATE(&quot;int ratings&quot;;SUBSTITUTE([.C13];&quot; &quot;;&quot;&quot;);&quot;[] = {&quot;;[.D13];&quot;,&quot;;[.E13];&quot;,&quot;;[.F13];&quot;,&quot;;[.G13];&quot;}; Team &quot;;SUBSTITUTE([.C13];&quot; &quot;;&quot;&quot;);&quot;(&quot;&quot;&quot;;[.C13];&quot;&quot;&quot;, ratings&quot;;SUBSTITUTE([.C13];&quot; &quot;;&quot;&quot;);&quot;); teams.push_back(&quot;;SUBSTITUTE([.C13];&quot; &quot;;&quot;&quot;);&quot;);&quot;)" office:value-type="string" office:string-value="int ratingsColombia[] = {1503,1500,1500,1492}; Team Colombia(&quot;Colombia&quot;, ratingsColombia); teams.push_back(Colombia);">
            <text:p>int ratingsColombia[] = {1503,1500,1500,1492}; Team Colombia("Colombia", ratingsColombia); teams.push_back(Colombia);</text:p>
          </table:table-cell>
        </table:table-row>
        <table:table-row table:style-name="ro1">
          <table:table-cell office:value-type="float" office:value="1603">
            <text:p>1603</text:p>
          </table:table-cell>
          <table:table-cell office:value-type="float" office:value="1583">
            <text:p>1583</text:p>
          </table:table-cell>
          <table:table-cell office:value-type="string">
            <text:p><text:a xlink:href="javascript:showRow('Costa%20Rica')" xlink:type="simple">Costa Rica</text:a></text:p>
          </table:table-cell>
          <table:table-cell office:value-type="string">
            <text:p><text:a xlink:href="http://www.mtgeloproject.net/index.php?search=Search&amp;id=64830" xlink:type="simple">1758</text:a></text:p>
          </table:table-cell>
          <table:table-cell office:value-type="string">
            <text:p><text:a xlink:href="http://www.mtgeloproject.net/index.php?search=Search&amp;id=73037" xlink:type="simple">1650</text:a></text:p>
          </table:table-cell>
          <table:table-cell office:value-type="string">
            <text:p><text:a xlink:href="http://www.mtgeloproject.net/index.php?search=Search&amp;id=76707" xlink:type="simple">1516</text:a></text:p>
          </table:table-cell>
          <table:table-cell office:value-type="string">
            <text:p><text:a xlink:href="http://www.mtgeloproject.net/index.php?search=Search&amp;id=76643" xlink:type="simple">1488</text:a></text:p>
          </table:table-cell>
          <table:table-cell table:formula="of:=CONCATENATE(&quot;int ratings&quot;;SUBSTITUTE([.C14];&quot; &quot;;&quot;&quot;);&quot;[] = {&quot;;[.D14];&quot;,&quot;;[.E14];&quot;,&quot;;[.F14];&quot;,&quot;;[.G14];&quot;}; Team &quot;;SUBSTITUTE([.C14];&quot; &quot;;&quot;&quot;);&quot;(&quot;&quot;&quot;;[.C14];&quot;&quot;&quot;, ratings&quot;;SUBSTITUTE([.C14];&quot; &quot;;&quot;&quot;);&quot;); teams.push_back(&quot;;SUBSTITUTE([.C14];&quot; &quot;;&quot;&quot;);&quot;);&quot;)" office:value-type="string" office:string-value="int ratingsCostaRica[] = {1758,1650,1516,1488}; Team CostaRica(&quot;Costa Rica&quot;, ratingsCostaRica); teams.push_back(CostaRica);">
            <text:p>int ratingsCostaRica[] = {1758,1650,1516,1488}; Team CostaRica("Costa Rica", ratingsCostaRica); teams.push_back(CostaRica);</text:p>
          </table:table-cell>
        </table:table-row>
        <table:table-row table:style-name="ro1">
          <table:table-cell office:value-type="float" office:value="1617">
            <text:p>1617</text:p>
          </table:table-cell>
          <table:table-cell office:value-type="float" office:value="1522">
            <text:p>1522</text:p>
          </table:table-cell>
          <table:table-cell office:value-type="string">
            <text:p><text:a xlink:href="javascript:showRow('Croatia')" xlink:type="simple">Croatia</text:a></text:p>
          </table:table-cell>
          <table:table-cell office:value-type="string">
            <text:p><text:a xlink:href="http://www.mtgeloproject.net/index.php?search=Search&amp;id=11724" xlink:type="simple">1925</text:a></text:p>
          </table:table-cell>
          <table:table-cell office:value-type="string">
            <text:p><text:a xlink:href="http://www.mtgeloproject.net/index.php?search=Search&amp;id=23906" xlink:type="simple">1543</text:a></text:p>
          </table:table-cell>
          <table:table-cell table:number-columns-repeated="2" office:value-type="float" office:value="1500">
            <text:p>1500</text:p>
          </table:table-cell>
          <table:table-cell table:formula="of:=CONCATENATE(&quot;int ratings&quot;;SUBSTITUTE([.C15];&quot; &quot;;&quot;&quot;);&quot;[] = {&quot;;[.D15];&quot;,&quot;;[.E15];&quot;,&quot;;[.F15];&quot;,&quot;;[.G15];&quot;}; Team &quot;;SUBSTITUTE([.C15];&quot; &quot;;&quot;&quot;);&quot;(&quot;&quot;&quot;;[.C15];&quot;&quot;&quot;, ratings&quot;;SUBSTITUTE([.C15];&quot; &quot;;&quot;&quot;);&quot;); teams.push_back(&quot;;SUBSTITUTE([.C15];&quot; &quot;;&quot;&quot;);&quot;);&quot;)" office:value-type="string" office:string-value="int ratingsCroatia[] = {1925,1543,1500,1500}; Team Croatia(&quot;Croatia&quot;, ratingsCroatia); teams.push_back(Croatia);">
            <text:p>int ratingsCroatia[] = {1925,1543,1500,1500}; Team Croatia("Croatia", ratingsCroatia); teams.push_back(Croatia);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1500">
            <text:p>1500</text:p>
          </table:table-cell>
          <table:table-cell office:value-type="string">
            <text:p><text:a xlink:href="javascript:showRow('Cyprus')" xlink:type="simple">Cyprus</text:a></text:p>
          </table:table-cell>
          <table:table-cell office:value-type="string">
            <text:p><text:a xlink:href="http://www.mtgeloproject.net/index.php?search=Search&amp;id=23861" xlink:type="simple">1746</text:a></text:p>
          </table:table-cell>
          <table:table-cell table:number-columns-repeated="2" office:value-type="float" office:value="1500">
            <text:p>1500</text:p>
          </table:table-cell>
          <table:table-cell office:value-type="string">
            <text:p><text:a xlink:href="http://www.mtgeloproject.net/index.php?search=Search&amp;id=10081" xlink:type="simple">1364</text:a></text:p>
          </table:table-cell>
          <table:table-cell table:formula="of:=CONCATENATE(&quot;int ratings&quot;;SUBSTITUTE([.C16];&quot; &quot;;&quot;&quot;);&quot;[] = {&quot;;[.D16];&quot;,&quot;;[.E16];&quot;,&quot;;[.F16];&quot;,&quot;;[.G16];&quot;}; Team &quot;;SUBSTITUTE([.C16];&quot; &quot;;&quot;&quot;);&quot;(&quot;&quot;&quot;;[.C16];&quot;&quot;&quot;, ratings&quot;;SUBSTITUTE([.C16];&quot; &quot;;&quot;&quot;);&quot;); teams.push_back(&quot;;SUBSTITUTE([.C16];&quot; &quot;;&quot;&quot;);&quot;);&quot;)" office:value-type="string" office:string-value="int ratingsCyprus[] = {1746,1500,1500,1364}; Team Cyprus(&quot;Cyprus&quot;, ratingsCyprus); teams.push_back(Cyprus);">
            <text:p>int ratingsCyprus[] = {1746,1500,1500,1364}; Team Cyprus("Cyprus", ratingsCyprus); teams.push_back(Cyprus);</text:p>
          </table:table-cell>
        </table:table-row>
        <table:table-row table:style-name="ro1">
          <table:table-cell office:value-type="float" office:value="1669">
            <text:p>1669</text:p>
          </table:table-cell>
          <table:table-cell office:value-type="float" office:value="1544">
            <text:p>1544</text:p>
          </table:table-cell>
          <table:table-cell office:value-type="string">
            <text:p><text:a xlink:href="javascript:showRow('Czech%20Republic')" xlink:type="simple">Czech Republic</text:a></text:p>
          </table:table-cell>
          <table:table-cell office:value-type="string">
            <text:p><text:a xlink:href="http://www.mtgeloproject.net/index.php?search=Search&amp;id=934" xlink:type="simple">2090</text:a></text:p>
          </table:table-cell>
          <table:table-cell office:value-type="string">
            <text:p><text:a xlink:href="http://www.mtgeloproject.net/index.php?search=Search&amp;id=10491" xlink:type="simple">1578</text:a></text:p>
          </table:table-cell>
          <table:table-cell office:value-type="string">
            <text:p><text:a xlink:href="http://www.mtgeloproject.net/index.php?search=Search&amp;id=52835" xlink:type="simple">1509</text:a></text:p>
          </table:table-cell>
          <table:table-cell office:value-type="string">
            <text:p><text:a xlink:href="http://www.mtgeloproject.net/index.php?search=Search&amp;id=26759" xlink:type="simple">1497</text:a></text:p>
          </table:table-cell>
          <table:table-cell table:formula="of:=CONCATENATE(&quot;int ratings&quot;;SUBSTITUTE([.C17];&quot; &quot;;&quot;&quot;);&quot;[] = {&quot;;[.D17];&quot;,&quot;;[.E17];&quot;,&quot;;[.F17];&quot;,&quot;;[.G17];&quot;}; Team &quot;;SUBSTITUTE([.C17];&quot; &quot;;&quot;&quot;);&quot;(&quot;&quot;&quot;;[.C17];&quot;&quot;&quot;, ratings&quot;;SUBSTITUTE([.C17];&quot; &quot;;&quot;&quot;);&quot;); teams.push_back(&quot;;SUBSTITUTE([.C17];&quot; &quot;;&quot;&quot;);&quot;);&quot;)" office:value-type="string" office:string-value="int ratingsCzechRepublic[] = {2090,1578,1509,1497}; Team CzechRepublic(&quot;Czech Republic&quot;, ratingsCzechRepublic); teams.push_back(CzechRepublic);">
            <text:p>int ratingsCzechRepublic[] = {2090,1578,1509,1497}; Team CzechRepublic("Czech Republic", ratingsCzechRepublic); teams.push_back(CzechRepublic);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1847">
            <text:p>1847</text:p>
          </table:table-cell>
          <table:table-cell office:value-type="string">
            <text:p><text:a xlink:href="javascript:showRow('Denmark')" xlink:type="simple">Denmark</text:a></text:p>
          </table:table-cell>
          <table:table-cell office:value-type="string">
            <text:p><text:a xlink:href="http://www.mtgeloproject.net/index.php?search=Search&amp;id=968" xlink:type="simple">1938</text:a></text:p>
          </table:table-cell>
          <table:table-cell office:value-type="string">
            <text:p><text:a xlink:href="http://www.mtgeloproject.net/index.php?search=Search&amp;id=1025" xlink:type="simple">1866</text:a></text:p>
          </table:table-cell>
          <table:table-cell office:value-type="string">
            <text:p><text:a xlink:href="http://www.mtgeloproject.net/index.php?search=Search&amp;id=724" xlink:type="simple">1827</text:a></text:p>
          </table:table-cell>
          <table:table-cell office:value-type="string">
            <text:p><text:a xlink:href="http://www.mtgeloproject.net/index.php?search=Search&amp;id=2673" xlink:type="simple">1499</text:a></text:p>
          </table:table-cell>
          <table:table-cell table:formula="of:=CONCATENATE(&quot;int ratings&quot;;SUBSTITUTE([.C18];&quot; &quot;;&quot;&quot;);&quot;[] = {&quot;;[.D18];&quot;,&quot;;[.E18];&quot;,&quot;;[.F18];&quot;,&quot;;[.G18];&quot;}; Team &quot;;SUBSTITUTE([.C18];&quot; &quot;;&quot;&quot;);&quot;(&quot;&quot;&quot;;[.C18];&quot;&quot;&quot;, ratings&quot;;SUBSTITUTE([.C18];&quot; &quot;;&quot;&quot;);&quot;); teams.push_back(&quot;;SUBSTITUTE([.C18];&quot; &quot;;&quot;&quot;);&quot;);&quot;)" office:value-type="string" office:string-value="int ratingsDenmark[] = {1938,1866,1827,1499}; Team Denmark(&quot;Denmark&quot;, ratingsDenmark); teams.push_back(Denmark);">
            <text:p>int ratingsDenmark[] = {1938,1866,1827,1499}; Team Denmark("Denmark", ratingsDenmark); teams.push_back(Denmark);</text:p>
          </table:table-cell>
        </table:table-row>
        <table:table-row table:style-name="ro1">
          <table:table-cell office:value-type="float" office:value="1572">
            <text:p>1572</text:p>
          </table:table-cell>
          <table:table-cell office:value-type="float" office:value="1529">
            <text:p>1529</text:p>
          </table:table-cell>
          <table:table-cell office:value-type="string">
            <text:p><text:a xlink:href="javascript:showRow('Dominican%20Republic')" xlink:type="simple">Dominican Republic</text:a></text:p>
          </table:table-cell>
          <table:table-cell office:value-type="string">
            <text:p><text:a xlink:href="http://www.mtgeloproject.net/index.php?search=Search&amp;id=6569" xlink:type="simple">1756</text:a></text:p>
          </table:table-cell>
          <table:table-cell office:value-type="string">
            <text:p><text:a xlink:href="http://www.mtgeloproject.net/index.php?search=Search&amp;id=70168" xlink:type="simple">1544</text:a></text:p>
          </table:table-cell>
          <table:table-cell office:value-type="string">
            <text:p><text:a xlink:href="http://www.mtgeloproject.net/index.php?search=Search&amp;id=73574" xlink:type="simple">1514</text:a></text:p>
          </table:table-cell>
          <table:table-cell office:value-type="string">
            <text:p><text:a xlink:href="http://www.mtgeloproject.net/index.php?search=Search&amp;id=76723" xlink:type="simple">1475</text:a></text:p>
          </table:table-cell>
          <table:table-cell table:formula="of:=CONCATENATE(&quot;int ratings&quot;;SUBSTITUTE([.C19];&quot; &quot;;&quot;&quot;);&quot;[] = {&quot;;[.D19];&quot;,&quot;;[.E19];&quot;,&quot;;[.F19];&quot;,&quot;;[.G19];&quot;}; Team &quot;;SUBSTITUTE([.C19];&quot; &quot;;&quot;&quot;);&quot;(&quot;&quot;&quot;;[.C19];&quot;&quot;&quot;, ratings&quot;;SUBSTITUTE([.C19];&quot; &quot;;&quot;&quot;);&quot;); teams.push_back(&quot;;SUBSTITUTE([.C19];&quot; &quot;;&quot;&quot;);&quot;);&quot;)" office:value-type="string" office:string-value="int ratingsDominicanRepublic[] = {1756,1544,1514,1475}; Team DominicanRepublic(&quot;Dominican Republic&quot;, ratingsDominicanRepublic); teams.push_back(DominicanRepublic);">
            <text:p>int ratingsDominicanRepublic[] = {1756,1544,1514,1475}; Team DominicanRepublic("Dominican Republic", ratingsDominicanRepublic); teams.push_back(DominicanRepublic);</text:p>
          </table:table-cell>
        </table:table-row>
        <table:table-row table:style-name="ro1">
          <table:table-cell office:value-type="float" office:value="1622">
            <text:p>1622</text:p>
          </table:table-cell>
          <table:table-cell office:value-type="float" office:value="1666">
            <text:p>1666</text:p>
          </table:table-cell>
          <table:table-cell office:value-type="string">
            <text:p><text:a xlink:href="javascript:showRow('Ecuador')" xlink:type="simple">Ecuador</text:a></text:p>
          </table:table-cell>
          <table:table-cell office:value-type="string">
            <text:p><text:a xlink:href="http://www.mtgeloproject.net/index.php?search=Search&amp;id=42853" xlink:type="simple">1710</text:a></text:p>
          </table:table-cell>
          <table:table-cell office:value-type="string">
            <text:p><text:a xlink:href="http://www.mtgeloproject.net/index.php?search=Search&amp;id=33433" xlink:type="simple">1670</text:a></text:p>
          </table:table-cell>
          <table:table-cell office:value-type="string">
            <text:p><text:a xlink:href="http://www.mtgeloproject.net/index.php?search=Search&amp;id=99401" xlink:type="simple">1662</text:a></text:p>
          </table:table-cell>
          <table:table-cell office:value-type="string">
            <text:p><text:a xlink:href="http://www.mtgeloproject.net/index.php?search=Search&amp;id=52958" xlink:type="simple">1446</text:a></text:p>
          </table:table-cell>
          <table:table-cell table:formula="of:=CONCATENATE(&quot;int ratings&quot;;SUBSTITUTE([.C20];&quot; &quot;;&quot;&quot;);&quot;[] = {&quot;;[.D20];&quot;,&quot;;[.E20];&quot;,&quot;;[.F20];&quot;,&quot;;[.G20];&quot;}; Team &quot;;SUBSTITUTE([.C20];&quot; &quot;;&quot;&quot;);&quot;(&quot;&quot;&quot;;[.C20];&quot;&quot;&quot;, ratings&quot;;SUBSTITUTE([.C20];&quot; &quot;;&quot;&quot;);&quot;); teams.push_back(&quot;;SUBSTITUTE([.C20];&quot; &quot;;&quot;&quot;);&quot;);&quot;)" office:value-type="string" office:string-value="int ratingsEcuador[] = {1710,1670,1662,1446}; Team Ecuador(&quot;Ecuador&quot;, ratingsEcuador); teams.push_back(Ecuador);">
            <text:p>int ratingsEcuador[] = {1710,1670,1662,1446}; Team Ecuador("Ecuador", ratingsEcuador); teams.push_back(Ecuador);</text:p>
          </table:table-cell>
        </table:table-row>
        <table:table-row table:style-name="ro1">
          <table:table-cell office:value-type="float" office:value="1546">
            <text:p>1546</text:p>
          </table:table-cell>
          <table:table-cell office:value-type="float" office:value="1529">
            <text:p>1529</text:p>
          </table:table-cell>
          <table:table-cell office:value-type="string">
            <text:p><text:a xlink:href="javascript:showRow('El%20Salvador')" xlink:type="simple">El Salvador</text:a></text:p>
          </table:table-cell>
          <table:table-cell office:value-type="string">
            <text:p><text:a xlink:href="http://www.mtgeloproject.net/index.php?search=Search&amp;id=27213" xlink:type="simple">1626</text:a></text:p>
          </table:table-cell>
          <table:table-cell office:value-type="string">
            <text:p><text:a xlink:href="http://www.mtgeloproject.net/index.php?search=Search&amp;id=76755" xlink:type="simple">1557</text:a></text:p>
          </table:table-cell>
          <table:table-cell table:number-columns-repeated="2" office:value-type="float" office:value="1500">
            <text:p>1500</text:p>
          </table:table-cell>
          <table:table-cell table:formula="of:=CONCATENATE(&quot;int ratings&quot;;SUBSTITUTE([.C21];&quot; &quot;;&quot;&quot;);&quot;[] = {&quot;;[.D21];&quot;,&quot;;[.E21];&quot;,&quot;;[.F21];&quot;,&quot;;[.G21];&quot;}; Team &quot;;SUBSTITUTE([.C21];&quot; &quot;;&quot;&quot;);&quot;(&quot;&quot;&quot;;[.C21];&quot;&quot;&quot;, ratings&quot;;SUBSTITUTE([.C21];&quot; &quot;;&quot;&quot;);&quot;); teams.push_back(&quot;;SUBSTITUTE([.C21];&quot; &quot;;&quot;&quot;);&quot;);&quot;)" office:value-type="string" office:string-value="int ratingsElSalvador[] = {1626,1557,1500,1500}; Team ElSalvador(&quot;El Salvador&quot;, ratingsElSalvador); teams.push_back(ElSalvador);">
            <text:p>int ratingsElSalvador[] = {1626,1557,1500,1500}; Team ElSalvador("El Salvador", ratingsElSalvador); teams.push_back(ElSalvador);</text:p>
          </table:table-cell>
        </table:table-row>
        <table:table-row table:style-name="ro1">
          <table:table-cell office:value-type="float" office:value="1679">
            <text:p>1679</text:p>
          </table:table-cell>
          <table:table-cell office:value-type="float" office:value="1557">
            <text:p>1557</text:p>
          </table:table-cell>
          <table:table-cell office:value-type="string">
            <text:p><text:a xlink:href="javascript:showRow('England')" xlink:type="simple">England</text:a></text:p>
          </table:table-cell>
          <table:table-cell office:value-type="string">
            <text:p><text:a xlink:href="http://www.mtgeloproject.net/index.php?search=Search&amp;id=3156" xlink:type="simple">2108</text:a></text:p>
          </table:table-cell>
          <table:table-cell office:value-type="string">
            <text:p><text:a xlink:href="http://www.mtgeloproject.net/index.php?search=Search&amp;id=23714" xlink:type="simple">1613</text:a></text:p>
          </table:table-cell>
          <table:table-cell office:value-type="string">
            <text:p><text:a xlink:href="http://www.mtgeloproject.net/index.php?search=Search&amp;id=89422" xlink:type="simple">1500</text:a></text:p>
          </table:table-cell>
          <table:table-cell office:value-type="string">
            <text:p><text:a xlink:href="http://www.mtgeloproject.net/index.php?search=Search&amp;id=75747" xlink:type="simple">1495</text:a></text:p>
          </table:table-cell>
          <table:table-cell table:formula="of:=CONCATENATE(&quot;int ratings&quot;;SUBSTITUTE([.C22];&quot; &quot;;&quot;&quot;);&quot;[] = {&quot;;[.D22];&quot;,&quot;;[.E22];&quot;,&quot;;[.F22];&quot;,&quot;;[.G22];&quot;}; Team &quot;;SUBSTITUTE([.C22];&quot; &quot;;&quot;&quot;);&quot;(&quot;&quot;&quot;;[.C22];&quot;&quot;&quot;, ratings&quot;;SUBSTITUTE([.C22];&quot; &quot;;&quot;&quot;);&quot;); teams.push_back(&quot;;SUBSTITUTE([.C22];&quot; &quot;;&quot;&quot;);&quot;);&quot;)" office:value-type="string" office:string-value="int ratingsEngland[] = {2108,1613,1500,1495}; Team England(&quot;England&quot;, ratingsEngland); teams.push_back(England);">
            <text:p>int ratingsEngland[] = {2108,1613,1500,1495}; Team England("England", ratingsEngland); teams.push_back(England);</text:p>
          </table:table-cell>
        </table:table-row>
        <table:table-row table:style-name="ro1">
          <table:table-cell office:value-type="float" office:value="1615">
            <text:p>1615</text:p>
          </table:table-cell>
          <table:table-cell office:value-type="float" office:value="1579">
            <text:p>1579</text:p>
          </table:table-cell>
          <table:table-cell office:value-type="string">
            <text:p><text:a xlink:href="javascript:showRow('Estonia')" xlink:type="simple">Estonia</text:a></text:p>
          </table:table-cell>
          <table:table-cell office:value-type="string">
            <text:p><text:a xlink:href="http://www.mtgeloproject.net/index.php?search=Search&amp;id=836" xlink:type="simple">1802</text:a></text:p>
          </table:table-cell>
          <table:table-cell office:value-type="string">
            <text:p><text:a xlink:href="http://www.mtgeloproject.net/index.php?search=Search&amp;id=52579" xlink:type="simple">1658</text:a></text:p>
          </table:table-cell>
          <table:table-cell table:number-columns-repeated="2" office:value-type="float" office:value="1500">
            <text:p>1500</text:p>
          </table:table-cell>
          <table:table-cell table:formula="of:=CONCATENATE(&quot;int ratings&quot;;SUBSTITUTE([.C23];&quot; &quot;;&quot;&quot;);&quot;[] = {&quot;;[.D23];&quot;,&quot;;[.E23];&quot;,&quot;;[.F23];&quot;,&quot;;[.G23];&quot;}; Team &quot;;SUBSTITUTE([.C23];&quot; &quot;;&quot;&quot;);&quot;(&quot;&quot;&quot;;[.C23];&quot;&quot;&quot;, ratings&quot;;SUBSTITUTE([.C23];&quot; &quot;;&quot;&quot;);&quot;); teams.push_back(&quot;;SUBSTITUTE([.C23];&quot; &quot;;&quot;&quot;);&quot;);&quot;)" office:value-type="string" office:string-value="int ratingsEstonia[] = {1802,1658,1500,1500}; Team Estonia(&quot;Estonia&quot;, ratingsEstonia); teams.push_back(Estonia);">
            <text:p>int ratingsEstonia[] = {1802,1658,1500,1500}; Team Estonia("Estonia", ratingsEstonia); teams.push_back(Estonia);</text:p>
          </table:table-cell>
        </table:table-row>
        <table:table-row table:style-name="ro1">
          <table:table-cell office:value-type="float" office:value="1703">
            <text:p>1703</text:p>
          </table:table-cell>
          <table:table-cell office:value-type="float" office:value="1680">
            <text:p>1680</text:p>
          </table:table-cell>
          <table:table-cell office:value-type="string">
            <text:p><text:a xlink:href="javascript:showRow('Finland')" xlink:type="simple">Finland</text:a></text:p>
          </table:table-cell>
          <table:table-cell office:value-type="string">
            <text:p><text:a xlink:href="http://www.mtgeloproject.net/index.php?search=Search&amp;id=76818" xlink:type="simple">1877</text:a></text:p>
          </table:table-cell>
          <table:table-cell office:value-type="string">
            <text:p><text:a xlink:href="http://www.mtgeloproject.net/index.php?search=Search&amp;id=983" xlink:type="simple">1747</text:a></text:p>
          </table:table-cell>
          <table:table-cell office:value-type="string">
            <text:p><text:a xlink:href="http://www.mtgeloproject.net/index.php?search=Search&amp;id=37744" xlink:type="simple">1613</text:a></text:p>
          </table:table-cell>
          <table:table-cell office:value-type="string">
            <text:p><text:a xlink:href="http://www.mtgeloproject.net/index.php?search=Search&amp;id=776" xlink:type="simple">1575</text:a></text:p>
          </table:table-cell>
          <table:table-cell table:formula="of:=CONCATENATE(&quot;int ratings&quot;;SUBSTITUTE([.C24];&quot; &quot;;&quot;&quot;);&quot;[] = {&quot;;[.D24];&quot;,&quot;;[.E24];&quot;,&quot;;[.F24];&quot;,&quot;;[.G24];&quot;}; Team &quot;;SUBSTITUTE([.C24];&quot; &quot;;&quot;&quot;);&quot;(&quot;&quot;&quot;;[.C24];&quot;&quot;&quot;, ratings&quot;;SUBSTITUTE([.C24];&quot; &quot;;&quot;&quot;);&quot;); teams.push_back(&quot;;SUBSTITUTE([.C24];&quot; &quot;;&quot;&quot;);&quot;);&quot;)" office:value-type="string" office:string-value="int ratingsFinland[] = {1877,1747,1613,1575}; Team Finland(&quot;Finland&quot;, ratingsFinland); teams.push_back(Finland);">
            <text:p>int ratingsFinland[] = {1877,1747,1613,1575}; Team Finland("Finland", ratingsFinland); teams.push_back(Finland);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1857">
            <text:p>1857</text:p>
          </table:table-cell>
          <table:table-cell office:value-type="string">
            <text:p><text:a xlink:href="javascript:showRow('France')" xlink:type="simple">France</text:a></text:p>
          </table:table-cell>
          <table:table-cell office:value-type="string">
            <text:p><text:a xlink:href="http://www.mtgeloproject.net/index.php?search=Search&amp;id=10579" xlink:type="simple">2066</text:a></text:p>
          </table:table-cell>
          <table:table-cell office:value-type="string">
            <text:p><text:a xlink:href="http://www.mtgeloproject.net/index.php?search=Search&amp;id=3490" xlink:type="simple">1971</text:a></text:p>
          </table:table-cell>
          <table:table-cell office:value-type="string">
            <text:p><text:a xlink:href="http://www.mtgeloproject.net/index.php?search=Search&amp;id=1030" xlink:type="simple">1742</text:a></text:p>
          </table:table-cell>
          <table:table-cell office:value-type="string">
            <text:p><text:a xlink:href="http://www.mtgeloproject.net/index.php?search=Search&amp;id=10404" xlink:type="simple">1712</text:a></text:p>
          </table:table-cell>
          <table:table-cell table:formula="of:=CONCATENATE(&quot;int ratings&quot;;SUBSTITUTE([.C25];&quot; &quot;;&quot;&quot;);&quot;[] = {&quot;;[.D25];&quot;,&quot;;[.E25];&quot;,&quot;;[.F25];&quot;,&quot;;[.G25];&quot;}; Team &quot;;SUBSTITUTE([.C25];&quot; &quot;;&quot;&quot;);&quot;(&quot;&quot;&quot;;[.C25];&quot;&quot;&quot;, ratings&quot;;SUBSTITUTE([.C25];&quot; &quot;;&quot;&quot;);&quot;); teams.push_back(&quot;;SUBSTITUTE([.C25];&quot; &quot;;&quot;&quot;);&quot;);&quot;)" office:value-type="string" office:string-value="int ratingsFrance[] = {2066,1971,1742,1712}; Team France(&quot;France&quot;, ratingsFrance); teams.push_back(France);">
            <text:p>int ratingsFrance[] = {2066,1971,1742,1712}; Team France("France", ratingsFrance); teams.push_back(France);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1795">
            <text:p>1795</text:p>
          </table:table-cell>
          <table:table-cell office:value-type="string">
            <text:p><text:a xlink:href="javascript:showRow('Germany')" xlink:type="simple">Germany</text:a></text:p>
          </table:table-cell>
          <table:table-cell office:value-type="string">
            <text:p><text:a xlink:href="http://www.mtgeloproject.net/index.php?search=Search&amp;id=1042" xlink:type="simple">1968</text:a></text:p>
          </table:table-cell>
          <table:table-cell office:value-type="string">
            <text:p><text:a xlink:href="http://www.mtgeloproject.net/index.php?search=Search&amp;id=3257" xlink:type="simple">1859</text:a></text:p>
          </table:table-cell>
          <table:table-cell office:value-type="string">
            <text:p><text:a xlink:href="http://www.mtgeloproject.net/index.php?search=Search&amp;id=31338" xlink:type="simple">1730</text:a></text:p>
          </table:table-cell>
          <table:table-cell office:value-type="string">
            <text:p><text:a xlink:href="http://www.mtgeloproject.net/index.php?search=Search&amp;id=26876" xlink:type="simple">1687</text:a></text:p>
          </table:table-cell>
          <table:table-cell table:formula="of:=CONCATENATE(&quot;int ratings&quot;;SUBSTITUTE([.C26];&quot; &quot;;&quot;&quot;);&quot;[] = {&quot;;[.D26];&quot;,&quot;;[.E26];&quot;,&quot;;[.F26];&quot;,&quot;;[.G26];&quot;}; Team &quot;;SUBSTITUTE([.C26];&quot; &quot;;&quot;&quot;);&quot;(&quot;&quot;&quot;;[.C26];&quot;&quot;&quot;, ratings&quot;;SUBSTITUTE([.C26];&quot; &quot;;&quot;&quot;);&quot;); teams.push_back(&quot;;SUBSTITUTE([.C26];&quot; &quot;;&quot;&quot;);&quot;);&quot;)" office:value-type="string" office:string-value="int ratingsGermany[] = {1968,1859,1730,1687}; Team Germany(&quot;Germany&quot;, ratingsGermany); teams.push_back(Germany);">
            <text:p>int ratingsGermany[] = {1968,1859,1730,1687}; Team Germany("Germany", ratingsGermany); teams.push_back(Germany);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1582">
            <text:p>1582</text:p>
          </table:table-cell>
          <table:table-cell office:value-type="string">
            <text:p><text:a xlink:href="javascript:showRow('Greece')" xlink:type="simple">Greece</text:a></text:p>
          </table:table-cell>
          <table:table-cell office:value-type="string">
            <text:p><text:a xlink:href="http://www.mtgeloproject.net/index.php?search=Search&amp;id=27342" xlink:type="simple">1955</text:a></text:p>
          </table:table-cell>
          <table:table-cell office:value-type="string">
            <text:p><text:a xlink:href="http://www.mtgeloproject.net/index.php?search=Search&amp;id=27380" xlink:type="simple">1594</text:a></text:p>
          </table:table-cell>
          <table:table-cell office:value-type="string">
            <text:p><text:a xlink:href="http://www.mtgeloproject.net/index.php?search=Search&amp;id=79049" xlink:type="simple">1570</text:a></text:p>
          </table:table-cell>
          <table:table-cell office:value-type="float" office:value="1500">
            <text:p>1500</text:p>
          </table:table-cell>
          <table:table-cell table:formula="of:=CONCATENATE(&quot;int ratings&quot;;SUBSTITUTE([.C27];&quot; &quot;;&quot;&quot;);&quot;[] = {&quot;;[.D27];&quot;,&quot;;[.E27];&quot;,&quot;;[.F27];&quot;,&quot;;[.G27];&quot;}; Team &quot;;SUBSTITUTE([.C27];&quot; &quot;;&quot;&quot;);&quot;(&quot;&quot;&quot;;[.C27];&quot;&quot;&quot;, ratings&quot;;SUBSTITUTE([.C27];&quot; &quot;;&quot;&quot;);&quot;); teams.push_back(&quot;;SUBSTITUTE([.C27];&quot; &quot;;&quot;&quot;);&quot;);&quot;)" office:value-type="string" office:string-value="int ratingsGreece[] = {1955,1594,1570,1500}; Team Greece(&quot;Greece&quot;, ratingsGreece); teams.push_back(Greece);">
            <text:p>int ratingsGreece[] = {1955,1594,1570,1500}; Team Greece("Greece", ratingsGreece); teams.push_back(Greece);</text:p>
          </table:table-cell>
        </table:table-row>
        <table:table-row table:style-name="ro1">
          <table:table-cell office:value-type="float" office:value="1601">
            <text:p>1601</text:p>
          </table:table-cell>
          <table:table-cell office:value-type="float" office:value="1581">
            <text:p>1581</text:p>
          </table:table-cell>
          <table:table-cell office:value-type="string">
            <text:p><text:a xlink:href="javascript:showRow('Guatemala')" xlink:type="simple">Guatemala</text:a></text:p>
          </table:table-cell>
          <table:table-cell office:value-type="string">
            <text:p><text:a xlink:href="http://www.mtgeloproject.net/index.php?search=Search&amp;id=70678" xlink:type="simple">1739</text:a></text:p>
          </table:table-cell>
          <table:table-cell office:value-type="string">
            <text:p><text:a xlink:href="http://www.mtgeloproject.net/index.php?search=Search&amp;id=19996" xlink:type="simple">1656</text:a></text:p>
          </table:table-cell>
          <table:table-cell office:value-type="string">
            <text:p><text:a xlink:href="http://www.mtgeloproject.net/index.php?search=Search&amp;id=20183" xlink:type="simple">1505</text:a></text:p>
          </table:table-cell>
          <table:table-cell office:value-type="string">
            <text:p><text:a xlink:href="http://www.mtgeloproject.net/index.php?search=Search&amp;id=65014" xlink:type="simple">1502</text:a></text:p>
          </table:table-cell>
          <table:table-cell table:formula="of:=CONCATENATE(&quot;int ratings&quot;;SUBSTITUTE([.C28];&quot; &quot;;&quot;&quot;);&quot;[] = {&quot;;[.D28];&quot;,&quot;;[.E28];&quot;,&quot;;[.F28];&quot;,&quot;;[.G28];&quot;}; Team &quot;;SUBSTITUTE([.C28];&quot; &quot;;&quot;&quot;);&quot;(&quot;&quot;&quot;;[.C28];&quot;&quot;&quot;, ratings&quot;;SUBSTITUTE([.C28];&quot; &quot;;&quot;&quot;);&quot;); teams.push_back(&quot;;SUBSTITUTE([.C28];&quot; &quot;;&quot;&quot;);&quot;);&quot;)" office:value-type="string" office:string-value="int ratingsGuatemala[] = {1739,1656,1505,1502}; Team Guatemala(&quot;Guatemala&quot;, ratingsGuatemala); teams.push_back(Guatemala);">
            <text:p>int ratingsGuatemala[] = {1739,1656,1505,1502}; Team Guatemala("Guatemala", ratingsGuatemala); teams.push_back(Guatemala);</text:p>
          </table:table-cell>
        </table:table-row>
        <table:table-row table:style-name="ro1">
          <table:table-cell office:value-type="float" office:value="1689">
            <text:p>1689</text:p>
          </table:table-cell>
          <table:table-cell office:value-type="float" office:value="1599">
            <text:p>1599</text:p>
          </table:table-cell>
          <table:table-cell office:value-type="string">
            <text:p><text:a xlink:href="javascript:showRow('Hong%20Kong')" xlink:type="simple">Hong Kong</text:a></text:p>
          </table:table-cell>
          <table:table-cell office:value-type="string">
            <text:p><text:a xlink:href="http://www.mtgeloproject.net/index.php?search=Search&amp;id=15219" xlink:type="simple">2059</text:a></text:p>
          </table:table-cell>
          <table:table-cell office:value-type="string">
            <text:p><text:a xlink:href="http://www.mtgeloproject.net/index.php?search=Search&amp;id=50418" xlink:type="simple">1626</text:a></text:p>
          </table:table-cell>
          <table:table-cell office:value-type="string">
            <text:p><text:a xlink:href="http://www.mtgeloproject.net/index.php?search=Search&amp;id=99399" xlink:type="simple">1571</text:a></text:p>
          </table:table-cell>
          <table:table-cell office:value-type="float" office:value="1500">
            <text:p>1500</text:p>
          </table:table-cell>
          <table:table-cell table:formula="of:=CONCATENATE(&quot;int ratings&quot;;SUBSTITUTE([.C29];&quot; &quot;;&quot;&quot;);&quot;[] = {&quot;;[.D29];&quot;,&quot;;[.E29];&quot;,&quot;;[.F29];&quot;,&quot;;[.G29];&quot;}; Team &quot;;SUBSTITUTE([.C29];&quot; &quot;;&quot;&quot;);&quot;(&quot;&quot;&quot;;[.C29];&quot;&quot;&quot;, ratings&quot;;SUBSTITUTE([.C29];&quot; &quot;;&quot;&quot;);&quot;); teams.push_back(&quot;;SUBSTITUTE([.C29];&quot; &quot;;&quot;&quot;);&quot;);&quot;)" office:value-type="string" office:string-value="int ratingsHongKong[] = {2059,1626,1571,1500}; Team HongKong(&quot;Hong Kong&quot;, ratingsHongKong); teams.push_back(HongKong);">
            <text:p>int ratingsHongKong[] = {2059,1626,1571,1500}; Team HongKong("Hong Kong", ratingsHongKong); teams.push_back(HongKong);</text:p>
          </table:table-cell>
        </table:table-row>
        <table:table-row table:style-name="ro1">
          <table:table-cell office:value-type="float" office:value="1548">
            <text:p>1548</text:p>
          </table:table-cell>
          <table:table-cell office:value-type="float" office:value="1508">
            <text:p>1508</text:p>
          </table:table-cell>
          <table:table-cell office:value-type="string">
            <text:p><text:a xlink:href="javascript:showRow('Hungary')" xlink:type="simple">Hungary</text:a></text:p>
          </table:table-cell>
          <table:table-cell office:value-type="string">
            <text:p><text:a xlink:href="http://www.mtgeloproject.net/index.php?search=Search&amp;id=1021" xlink:type="simple">1760</text:a></text:p>
          </table:table-cell>
          <table:table-cell office:value-type="string">
            <text:p><text:a xlink:href="http://www.mtgeloproject.net/index.php?search=Search&amp;id=27175" xlink:type="simple">1516</text:a></text:p>
          </table:table-cell>
          <table:table-cell office:value-type="float" office:value="1500">
            <text:p>1500</text:p>
          </table:table-cell>
          <table:table-cell office:value-type="string">
            <text:p><text:a xlink:href="http://www.mtgeloproject.net/index.php?search=Search&amp;id=77259" xlink:type="simple">1416</text:a></text:p>
          </table:table-cell>
          <table:table-cell table:formula="of:=CONCATENATE(&quot;int ratings&quot;;SUBSTITUTE([.C30];&quot; &quot;;&quot;&quot;);&quot;[] = {&quot;;[.D30];&quot;,&quot;;[.E30];&quot;,&quot;;[.F30];&quot;,&quot;;[.G30];&quot;}; Team &quot;;SUBSTITUTE([.C30];&quot; &quot;;&quot;&quot;);&quot;(&quot;&quot;&quot;;[.C30];&quot;&quot;&quot;, ratings&quot;;SUBSTITUTE([.C30];&quot; &quot;;&quot;&quot;);&quot;); teams.push_back(&quot;;SUBSTITUTE([.C30];&quot; &quot;;&quot;&quot;);&quot;);&quot;)" office:value-type="string" office:string-value="int ratingsHungary[] = {1760,1516,1500,1416}; Team Hungary(&quot;Hungary&quot;, ratingsHungary); teams.push_back(Hungary);">
            <text:p>int ratingsHungary[] = {1760,1516,1500,1416}; Team Hungary("Hungary", ratingsHungary); teams.push_back(Hungary);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1483">
            <text:p>1483</text:p>
          </table:table-cell>
          <table:table-cell office:value-type="string">
            <text:p><text:a xlink:href="javascript:showRow('Iceland')" xlink:type="simple">Iceland</text:a></text:p>
          </table:table-cell>
          <table:table-cell office:value-type="string">
            <text:p><text:a xlink:href="http://www.mtgeloproject.net/index.php?search=Search&amp;id=872" xlink:type="simple">1821</text:a></text:p>
          </table:table-cell>
          <table:table-cell office:value-type="string">
            <text:p><text:a xlink:href="http://www.mtgeloproject.net/index.php?search=Search&amp;id=45213" xlink:type="simple">1503</text:a></text:p>
          </table:table-cell>
          <table:table-cell office:value-type="string">
            <text:p><text:a xlink:href="http://www.mtgeloproject.net/index.php?search=Search&amp;id=45623" xlink:type="simple">1463</text:a></text:p>
          </table:table-cell>
          <table:table-cell office:value-type="string">
            <text:p><text:a xlink:href="http://www.mtgeloproject.net/index.php?search=Search&amp;id=93049" xlink:type="simple">1463</text:a></text:p>
          </table:table-cell>
          <table:table-cell table:formula="of:=CONCATENATE(&quot;int ratings&quot;;SUBSTITUTE([.C31];&quot; &quot;;&quot;&quot;);&quot;[] = {&quot;;[.D31];&quot;,&quot;;[.E31];&quot;,&quot;;[.F31];&quot;,&quot;;[.G31];&quot;}; Team &quot;;SUBSTITUTE([.C31];&quot; &quot;;&quot;&quot;);&quot;(&quot;&quot;&quot;;[.C31];&quot;&quot;&quot;, ratings&quot;;SUBSTITUTE([.C31];&quot; &quot;;&quot;&quot;);&quot;); teams.push_back(&quot;;SUBSTITUTE([.C31];&quot; &quot;;&quot;&quot;);&quot;);&quot;)" office:value-type="string" office:string-value="int ratingsIceland[] = {1821,1503,1463,1463}; Team Iceland(&quot;Iceland&quot;, ratingsIceland); teams.push_back(Iceland);">
            <text:p>int ratingsIceland[] = {1821,1503,1463,1463}; Team Iceland("Iceland", ratingsIceland); teams.push_back(Iceland);</text:p>
          </table:table-cell>
        </table:table-row>
        <table:table-row table:style-name="ro1">
          <table:table-cell office:value-type="float" office:value="1634">
            <text:p>1634</text:p>
          </table:table-cell>
          <table:table-cell office:value-type="float" office:value="1653">
            <text:p>1653</text:p>
          </table:table-cell>
          <table:table-cell office:value-type="string">
            <text:p><text:a xlink:href="javascript:showRow('Indonesia')" xlink:type="simple">Indonesia</text:a></text:p>
          </table:table-cell>
          <table:table-cell office:value-type="string">
            <text:p><text:a xlink:href="http://www.mtgeloproject.net/index.php?search=Search&amp;id=47094" xlink:type="simple">1706</text:a></text:p>
          </table:table-cell>
          <table:table-cell office:value-type="string">
            <text:p><text:a xlink:href="http://www.mtgeloproject.net/index.php?search=Search&amp;id=31775" xlink:type="simple">1686</text:a></text:p>
          </table:table-cell>
          <table:table-cell office:value-type="string">
            <text:p><text:a xlink:href="http://www.mtgeloproject.net/index.php?search=Search&amp;id=47168" xlink:type="simple">1619</text:a></text:p>
          </table:table-cell>
          <table:table-cell office:value-type="string">
            <text:p><text:a xlink:href="http://www.mtgeloproject.net/index.php?search=Search&amp;id=47100" xlink:type="simple">1523</text:a></text:p>
          </table:table-cell>
          <table:table-cell table:formula="of:=CONCATENATE(&quot;int ratings&quot;;SUBSTITUTE([.C32];&quot; &quot;;&quot;&quot;);&quot;[] = {&quot;;[.D32];&quot;,&quot;;[.E32];&quot;,&quot;;[.F32];&quot;,&quot;;[.G32];&quot;}; Team &quot;;SUBSTITUTE([.C32];&quot; &quot;;&quot;&quot;);&quot;(&quot;&quot;&quot;;[.C32];&quot;&quot;&quot;, ratings&quot;;SUBSTITUTE([.C32];&quot; &quot;;&quot;&quot;);&quot;); teams.push_back(&quot;;SUBSTITUTE([.C32];&quot; &quot;;&quot;&quot;);&quot;);&quot;)" office:value-type="string" office:string-value="int ratingsIndonesia[] = {1706,1686,1619,1523}; Team Indonesia(&quot;Indonesia&quot;, ratingsIndonesia); teams.push_back(Indonesia);">
            <text:p>int ratingsIndonesia[] = {1706,1686,1619,1523}; Team Indonesia("Indonesia", ratingsIndonesia); teams.push_back(Indonesia);</text:p>
          </table:table-cell>
        </table:table-row>
        <table:table-row table:style-name="ro1">
          <table:table-cell office:value-type="float" office:value="1616">
            <text:p>1616</text:p>
          </table:table-cell>
          <table:table-cell office:value-type="float" office:value="1651">
            <text:p>1651</text:p>
          </table:table-cell>
          <table:table-cell office:value-type="string">
            <text:p><text:a xlink:href="javascript:showRow('Ireland')" xlink:type="simple">Ireland</text:a></text:p>
          </table:table-cell>
          <table:table-cell office:value-type="string">
            <text:p><text:a xlink:href="http://www.mtgeloproject.net/index.php?search=Search&amp;id=23864" xlink:type="simple">1664</text:a></text:p>
          </table:table-cell>
          <table:table-cell office:value-type="string">
            <text:p><text:a xlink:href="http://www.mtgeloproject.net/index.php?search=Search&amp;id=37643" xlink:type="simple">1662</text:a></text:p>
          </table:table-cell>
          <table:table-cell office:value-type="string">
            <text:p><text:a xlink:href="http://www.mtgeloproject.net/index.php?search=Search&amp;id=37646" xlink:type="simple">1639</text:a></text:p>
          </table:table-cell>
          <table:table-cell office:value-type="float" office:value="1500">
            <text:p>1500</text:p>
          </table:table-cell>
          <table:table-cell table:formula="of:=CONCATENATE(&quot;int ratings&quot;;SUBSTITUTE([.C33];&quot; &quot;;&quot;&quot;);&quot;[] = {&quot;;[.D33];&quot;,&quot;;[.E33];&quot;,&quot;;[.F33];&quot;,&quot;;[.G33];&quot;}; Team &quot;;SUBSTITUTE([.C33];&quot; &quot;;&quot;&quot;);&quot;(&quot;&quot;&quot;;[.C33];&quot;&quot;&quot;, ratings&quot;;SUBSTITUTE([.C33];&quot; &quot;;&quot;&quot;);&quot;); teams.push_back(&quot;;SUBSTITUTE([.C33];&quot; &quot;;&quot;&quot;);&quot;);&quot;)" office:value-type="string" office:string-value="int ratingsIreland[] = {1664,1662,1639,1500}; Team Ireland(&quot;Ireland&quot;, ratingsIreland); teams.push_back(Ireland);">
            <text:p>int ratingsIreland[] = {1664,1662,1639,1500}; Team Ireland("Ireland", ratingsIreland); teams.push_back(Ireland);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office:value-type="float" office:value="1500">
            <text:p>1500</text:p>
          </table:table-cell>
          <table:table-cell office:value-type="string">
            <text:p><text:a xlink:href="javascript:showRow('Israel')" xlink:type="simple">Israel</text:a></text:p>
          </table:table-cell>
          <table:table-cell office:value-type="string">
            <text:p><text:a xlink:href="http://www.mtgeloproject.net/index.php?search=Search&amp;id=7632" xlink:type="simple">1759</text:a></text:p>
          </table:table-cell>
          <table:table-cell table:number-columns-repeated="3" office:value-type="float" office:value="1500">
            <text:p>1500</text:p>
          </table:table-cell>
          <table:table-cell table:formula="of:=CONCATENATE(&quot;int ratings&quot;;SUBSTITUTE([.C34];&quot; &quot;;&quot;&quot;);&quot;[] = {&quot;;[.D34];&quot;,&quot;;[.E34];&quot;,&quot;;[.F34];&quot;,&quot;;[.G34];&quot;}; Team &quot;;SUBSTITUTE([.C34];&quot; &quot;;&quot;&quot;);&quot;(&quot;&quot;&quot;;[.C34];&quot;&quot;&quot;, ratings&quot;;SUBSTITUTE([.C34];&quot; &quot;;&quot;&quot;);&quot;); teams.push_back(&quot;;SUBSTITUTE([.C34];&quot; &quot;;&quot;&quot;);&quot;);&quot;)" office:value-type="string" office:string-value="int ratingsIsrael[] = {1759,1500,1500,1500}; Team Israel(&quot;Israel&quot;, ratingsIsrael); teams.push_back(Israel);">
            <text:p>int ratingsIsrael[] = {1759,1500,1500,1500}; Team Israel("Israel", ratingsIsrael); teams.push_back(Israel);</text:p>
          </table:table-cell>
        </table:table-row>
        <table:table-row table:style-name="ro1">
          <table:table-cell office:value-type="float" office:value="1774">
            <text:p>1774</text:p>
          </table:table-cell>
          <table:table-cell office:value-type="float" office:value="1787">
            <text:p>1787</text:p>
          </table:table-cell>
          <table:table-cell office:value-type="string">
            <text:p><text:a xlink:href="javascript:showRow('Italy')" xlink:type="simple">Italy</text:a></text:p>
          </table:table-cell>
          <table:table-cell office:value-type="string">
            <text:p><text:a xlink:href="http://www.mtgeloproject.net/index.php?search=Search&amp;id=12906" xlink:type="simple">1874</text:a></text:p>
          </table:table-cell>
          <table:table-cell office:value-type="string">
            <text:p><text:a xlink:href="http://www.mtgeloproject.net/index.php?search=Search&amp;id=12908" xlink:type="simple">1834</text:a></text:p>
          </table:table-cell>
          <table:table-cell office:value-type="string">
            <text:p><text:a xlink:href="http://www.mtgeloproject.net/index.php?search=Search&amp;id=3339" xlink:type="simple">1739</text:a></text:p>
          </table:table-cell>
          <table:table-cell office:value-type="string">
            <text:p><text:a xlink:href="http://www.mtgeloproject.net/index.php?search=Search&amp;id=3246" xlink:type="simple">1649</text:a></text:p>
          </table:table-cell>
          <table:table-cell table:formula="of:=CONCATENATE(&quot;int ratings&quot;;SUBSTITUTE([.C35];&quot; &quot;;&quot;&quot;);&quot;[] = {&quot;;[.D35];&quot;,&quot;;[.E35];&quot;,&quot;;[.F35];&quot;,&quot;;[.G35];&quot;}; Team &quot;;SUBSTITUTE([.C35];&quot; &quot;;&quot;&quot;);&quot;(&quot;&quot;&quot;;[.C35];&quot;&quot;&quot;, ratings&quot;;SUBSTITUTE([.C35];&quot; &quot;;&quot;&quot;);&quot;); teams.push_back(&quot;;SUBSTITUTE([.C35];&quot; &quot;;&quot;&quot;);&quot;);&quot;)" office:value-type="string" office:string-value="int ratingsItaly[] = {1874,1834,1739,1649}; Team Italy(&quot;Italy&quot;, ratingsItaly); teams.push_back(Italy);">
            <text:p>int ratingsItaly[] = {1874,1834,1739,1649}; Team Italy("Italy", ratingsItaly); teams.push_back(Italy);</text:p>
          </table:table-cell>
        </table:table-row>
        <table:table-row table:style-name="ro1">
          <table:table-cell office:value-type="float" office:value="1855">
            <text:p>1855</text:p>
          </table:table-cell>
          <table:table-cell office:value-type="float" office:value="1789">
            <text:p>1789</text:p>
          </table:table-cell>
          <table:table-cell office:value-type="string">
            <text:p><text:a xlink:href="javascript:showRow('Japan')" xlink:type="simple">Japan</text:a></text:p>
          </table:table-cell>
          <table:table-cell office:value-type="string">
            <text:p><text:a xlink:href="http://www.mtgeloproject.net/index.php?search=Search&amp;id=18733" xlink:type="simple">2162</text:a></text:p>
          </table:table-cell>
          <table:table-cell office:value-type="string">
            <text:p><text:a xlink:href="http://www.mtgeloproject.net/index.php?search=Search&amp;id=18735" xlink:type="simple">1846</text:a></text:p>
          </table:table-cell>
          <table:table-cell office:value-type="string">
            <text:p><text:a xlink:href="http://www.mtgeloproject.net/index.php?search=Search&amp;id=18381" xlink:type="simple">1731</text:a></text:p>
          </table:table-cell>
          <table:table-cell office:value-type="string">
            <text:p><text:a xlink:href="http://www.mtgeloproject.net/index.php?search=Search&amp;id=35680" xlink:type="simple">1681</text:a></text:p>
          </table:table-cell>
          <table:table-cell table:formula="of:=CONCATENATE(&quot;int ratings&quot;;SUBSTITUTE([.C36];&quot; &quot;;&quot;&quot;);&quot;[] = {&quot;;[.D36];&quot;,&quot;;[.E36];&quot;,&quot;;[.F36];&quot;,&quot;;[.G36];&quot;}; Team &quot;;SUBSTITUTE([.C36];&quot; &quot;;&quot;&quot;);&quot;(&quot;&quot;&quot;;[.C36];&quot;&quot;&quot;, ratings&quot;;SUBSTITUTE([.C36];&quot; &quot;;&quot;&quot;);&quot;); teams.push_back(&quot;;SUBSTITUTE([.C36];&quot; &quot;;&quot;&quot;);&quot;);&quot;)" office:value-type="string" office:string-value="int ratingsJapan[] = {2162,1846,1731,1681}; Team Japan(&quot;Japan&quot;, ratingsJapan); teams.push_back(Japan);">
            <text:p>int ratingsJapan[] = {2162,1846,1731,1681}; Team Japan("Japan", ratingsJapan); teams.push_back(Japan);</text:p>
          </table:table-cell>
        </table:table-row>
        <table:table-row table:style-name="ro1">
          <table:table-cell office:value-type="float" office:value="1607">
            <text:p>1607</text:p>
          </table:table-cell>
          <table:table-cell office:value-type="float" office:value="1553">
            <text:p>1553</text:p>
          </table:table-cell>
          <table:table-cell office:value-type="string">
            <text:p><text:a xlink:href="javascript:showRow('Latvia')" xlink:type="simple">Latvia</text:a></text:p>
          </table:table-cell>
          <table:table-cell office:value-type="string">
            <text:p><text:a xlink:href="http://www.mtgeloproject.net/index.php?search=Search&amp;id=10429" xlink:type="simple">1839</text:a></text:p>
          </table:table-cell>
          <table:table-cell office:value-type="string">
            <text:p><text:a xlink:href="http://www.mtgeloproject.net/index.php?search=Search&amp;id=69599" xlink:type="simple">1578</text:a></text:p>
          </table:table-cell>
          <table:table-cell office:value-type="string">
            <text:p><text:a xlink:href="http://www.mtgeloproject.net/index.php?search=Search&amp;id=26817" xlink:type="simple">1527</text:a></text:p>
          </table:table-cell>
          <table:table-cell office:value-type="string">
            <text:p><text:a xlink:href="http://www.mtgeloproject.net/index.php?search=Search&amp;id=730" xlink:type="simple">1483</text:a></text:p>
          </table:table-cell>
          <table:table-cell table:formula="of:=CONCATENATE(&quot;int ratings&quot;;SUBSTITUTE([.C37];&quot; &quot;;&quot;&quot;);&quot;[] = {&quot;;[.D37];&quot;,&quot;;[.E37];&quot;,&quot;;[.F37];&quot;,&quot;;[.G37];&quot;}; Team &quot;;SUBSTITUTE([.C37];&quot; &quot;;&quot;&quot;);&quot;(&quot;&quot;&quot;;[.C37];&quot;&quot;&quot;, ratings&quot;;SUBSTITUTE([.C37];&quot; &quot;;&quot;&quot;);&quot;); teams.push_back(&quot;;SUBSTITUTE([.C37];&quot; &quot;;&quot;&quot;);&quot;);&quot;)" office:value-type="string" office:string-value="int ratingsLatvia[] = {1839,1578,1527,1483}; Team Latvia(&quot;Latvia&quot;, ratingsLatvia); teams.push_back(Latvia);">
            <text:p>int ratingsLatvia[] = {1839,1578,1527,1483}; Team Latvia("Latvia", ratingsLatvia); teams.push_back(Latvia);</text:p>
          </table:table-cell>
        </table:table-row>
        <table:table-row table:style-name="ro1">
          <table:table-cell office:value-type="float" office:value="1581">
            <text:p>1581</text:p>
          </table:table-cell>
          <table:table-cell office:value-type="float" office:value="1536">
            <text:p>1536</text:p>
          </table:table-cell>
          <table:table-cell office:value-type="string">
            <text:p><text:a xlink:href="javascript:showRow('Lithuania')" xlink:type="simple">Lithuania</text:a></text:p>
          </table:table-cell>
          <table:table-cell office:value-type="string">
            <text:p><text:a xlink:href="http://www.mtgeloproject.net/index.php?search=Search&amp;id=7636" xlink:type="simple">1771</text:a></text:p>
          </table:table-cell>
          <table:table-cell office:value-type="string">
            <text:p><text:a xlink:href="http://www.mtgeloproject.net/index.php?search=Search&amp;id=27393" xlink:type="simple">1537</text:a></text:p>
          </table:table-cell>
          <table:table-cell office:value-type="string">
            <text:p><text:a xlink:href="http://www.mtgeloproject.net/index.php?search=Search&amp;id=52783" xlink:type="simple">1534</text:a></text:p>
          </table:table-cell>
          <table:table-cell office:value-type="string">
            <text:p><text:a xlink:href="http://www.mtgeloproject.net/index.php?search=Search&amp;id=90041" xlink:type="simple">1481</text:a></text:p>
          </table:table-cell>
          <table:table-cell table:formula="of:=CONCATENATE(&quot;int ratings&quot;;SUBSTITUTE([.C38];&quot; &quot;;&quot;&quot;);&quot;[] = {&quot;;[.D38];&quot;,&quot;;[.E38];&quot;,&quot;;[.F38];&quot;,&quot;;[.G38];&quot;}; Team &quot;;SUBSTITUTE([.C38];&quot; &quot;;&quot;&quot;);&quot;(&quot;&quot;&quot;;[.C38];&quot;&quot;&quot;, ratings&quot;;SUBSTITUTE([.C38];&quot; &quot;;&quot;&quot;);&quot;); teams.push_back(&quot;;SUBSTITUTE([.C38];&quot; &quot;;&quot;&quot;);&quot;);&quot;)" office:value-type="string" office:string-value="int ratingsLithuania[] = {1771,1537,1534,1481}; Team Lithuania(&quot;Lithuania&quot;, ratingsLithuania); teams.push_back(Lithuania);">
            <text:p>int ratingsLithuania[] = {1771,1537,1534,1481}; Team Lithuania("Lithuania", ratingsLithuania); teams.push_back(Lithuania);</text:p>
          </table:table-cell>
        </table:table-row>
        <table:table-row table:style-name="ro1">
          <table:table-cell office:value-type="float" office:value="1675">
            <text:p>1675</text:p>
          </table:table-cell>
          <table:table-cell office:value-type="float" office:value="1639">
            <text:p>1639</text:p>
          </table:table-cell>
          <table:table-cell office:value-type="string">
            <text:p><text:a xlink:href="javascript:showRow('Luxembourg')" xlink:type="simple">Luxembourg</text:a></text:p>
          </table:table-cell>
          <table:table-cell office:value-type="string">
            <text:p><text:a xlink:href="http://www.mtgeloproject.net/index.php?search=Search&amp;id=973" xlink:type="simple">1886</text:a></text:p>
          </table:table-cell>
          <table:table-cell office:value-type="string">
            <text:p><text:a xlink:href="http://www.mtgeloproject.net/index.php?search=Search&amp;id=20469" xlink:type="simple">1662</text:a></text:p>
          </table:table-cell>
          <table:table-cell office:value-type="string">
            <text:p><text:a xlink:href="http://www.mtgeloproject.net/index.php?search=Search&amp;id=10101" xlink:type="simple">1615</text:a></text:p>
          </table:table-cell>
          <table:table-cell office:value-type="string">
            <text:p><text:a xlink:href="http://www.mtgeloproject.net/index.php?search=Search&amp;id=84123" xlink:type="simple">1536</text:a></text:p>
          </table:table-cell>
          <table:table-cell table:formula="of:=CONCATENATE(&quot;int ratings&quot;;SUBSTITUTE([.C39];&quot; &quot;;&quot;&quot;);&quot;[] = {&quot;;[.D39];&quot;,&quot;;[.E39];&quot;,&quot;;[.F39];&quot;,&quot;;[.G39];&quot;}; Team &quot;;SUBSTITUTE([.C39];&quot; &quot;;&quot;&quot;);&quot;(&quot;&quot;&quot;;[.C39];&quot;&quot;&quot;, ratings&quot;;SUBSTITUTE([.C39];&quot; &quot;;&quot;&quot;);&quot;); teams.push_back(&quot;;SUBSTITUTE([.C39];&quot; &quot;;&quot;&quot;);&quot;);&quot;)" office:value-type="string" office:string-value="int ratingsLuxembourg[] = {1886,1662,1615,1536}; Team Luxembourg(&quot;Luxembourg&quot;, ratingsLuxembourg); teams.push_back(Luxembourg);">
            <text:p>int ratingsLuxembourg[] = {1886,1662,1615,1536}; Team Luxembourg("Luxembourg", ratingsLuxembourg); teams.push_back(Luxembourg);</text:p>
          </table:table-cell>
        </table:table-row>
        <table:table-row table:style-name="ro1">
          <table:table-cell office:value-type="float" office:value="1585">
            <text:p>1585</text:p>
          </table:table-cell>
          <table:table-cell office:value-type="float" office:value="1500">
            <text:p>1500</text:p>
          </table:table-cell>
          <table:table-cell office:value-type="string">
            <text:p><text:a xlink:href="javascript:showRow('Macedonia')" xlink:type="simple">Macedonia</text:a></text:p>
          </table:table-cell>
          <table:table-cell office:value-type="string">
            <text:p><text:a xlink:href="http://www.mtgeloproject.net/index.php?search=Search&amp;id=26715" xlink:type="simple">1841</text:a></text:p>
          </table:table-cell>
          <table:table-cell table:number-columns-repeated="3" office:value-type="float" office:value="1500">
            <text:p>1500</text:p>
          </table:table-cell>
          <table:table-cell table:formula="of:=CONCATENATE(&quot;int ratings&quot;;SUBSTITUTE([.C40];&quot; &quot;;&quot;&quot;);&quot;[] = {&quot;;[.D40];&quot;,&quot;;[.E40];&quot;,&quot;;[.F40];&quot;,&quot;;[.G40];&quot;}; Team &quot;;SUBSTITUTE([.C40];&quot; &quot;;&quot;&quot;);&quot;(&quot;&quot;&quot;;[.C40];&quot;&quot;&quot;, ratings&quot;;SUBSTITUTE([.C40];&quot; &quot;;&quot;&quot;);&quot;); teams.push_back(&quot;;SUBSTITUTE([.C40];&quot; &quot;;&quot;&quot;);&quot;);&quot;)" office:value-type="string" office:string-value="int ratingsMacedonia[] = {1841,1500,1500,1500}; Team Macedonia(&quot;Macedonia&quot;, ratingsMacedonia); teams.push_back(Macedonia);">
            <text:p>int ratingsMacedonia[] = {1841,1500,1500,1500}; Team Macedonia("Macedonia", ratingsMacedonia); teams.push_back(Macedonia);</text:p>
          </table:table-cell>
        </table:table-row>
        <table:table-row table:style-name="ro1">
          <table:table-cell office:value-type="float" office:value="1776">
            <text:p>1776</text:p>
          </table:table-cell>
          <table:table-cell office:value-type="float" office:value="1774">
            <text:p>1774</text:p>
          </table:table-cell>
          <table:table-cell office:value-type="string">
            <text:p><text:a xlink:href="javascript:showRow('Malaysia')" xlink:type="simple">Malaysia</text:a></text:p>
          </table:table-cell>
          <table:table-cell office:value-type="string">
            <text:p><text:a xlink:href="http://www.mtgeloproject.net/index.php?search=Search&amp;id=15129" xlink:type="simple">1891</text:a></text:p>
          </table:table-cell>
          <table:table-cell office:value-type="string">
            <text:p><text:a xlink:href="http://www.mtgeloproject.net/index.php?search=Search&amp;id=18607" xlink:type="simple">1836</text:a></text:p>
          </table:table-cell>
          <table:table-cell office:value-type="string">
            <text:p><text:a xlink:href="http://www.mtgeloproject.net/index.php?search=Search&amp;id=15176" xlink:type="simple">1711</text:a></text:p>
          </table:table-cell>
          <table:table-cell office:value-type="string">
            <text:p><text:a xlink:href="http://www.mtgeloproject.net/index.php?search=Search&amp;id=15189" xlink:type="simple">1667</text:a></text:p>
          </table:table-cell>
          <table:table-cell table:formula="of:=CONCATENATE(&quot;int ratings&quot;;SUBSTITUTE([.C41];&quot; &quot;;&quot;&quot;);&quot;[] = {&quot;;[.D41];&quot;,&quot;;[.E41];&quot;,&quot;;[.F41];&quot;,&quot;;[.G41];&quot;}; Team &quot;;SUBSTITUTE([.C41];&quot; &quot;;&quot;&quot;);&quot;(&quot;&quot;&quot;;[.C41];&quot;&quot;&quot;, ratings&quot;;SUBSTITUTE([.C41];&quot; &quot;;&quot;&quot;);&quot;); teams.push_back(&quot;;SUBSTITUTE([.C41];&quot; &quot;;&quot;&quot;);&quot;);&quot;)" office:value-type="string" office:string-value="int ratingsMalaysia[] = {1891,1836,1711,1667}; Team Malaysia(&quot;Malaysia&quot;, ratingsMalaysia); teams.push_back(Malaysia);">
            <text:p>int ratingsMalaysia[] = {1891,1836,1711,1667}; Team Malaysia("Malaysia", ratingsMalaysia); teams.push_back(Malaysia);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1507">
            <text:p>1507</text:p>
          </table:table-cell>
          <table:table-cell office:value-type="string">
            <text:p><text:a xlink:href="javascript:showRow('Malta')" xlink:type="simple">Malta</text:a></text:p>
          </table:table-cell>
          <table:table-cell office:value-type="string">
            <text:p><text:a xlink:href="http://www.mtgeloproject.net/index.php?search=Search&amp;id=23531" xlink:type="simple">1678</text:a></text:p>
          </table:table-cell>
          <table:table-cell office:value-type="string">
            <text:p><text:a xlink:href="http://www.mtgeloproject.net/index.php?search=Search&amp;id=59837" xlink:type="simple">1514</text:a></text:p>
          </table:table-cell>
          <table:table-cell office:value-type="float" office:value="1500">
            <text:p>1500</text:p>
          </table:table-cell>
          <table:table-cell office:value-type="string">
            <text:p><text:a xlink:href="http://www.mtgeloproject.net/index.php?search=Search&amp;id=67464" xlink:type="simple">1467</text:a></text:p>
          </table:table-cell>
          <table:table-cell table:formula="of:=CONCATENATE(&quot;int ratings&quot;;SUBSTITUTE([.C42];&quot; &quot;;&quot;&quot;);&quot;[] = {&quot;;[.D42];&quot;,&quot;;[.E42];&quot;,&quot;;[.F42];&quot;,&quot;;[.G42];&quot;}; Team &quot;;SUBSTITUTE([.C42];&quot; &quot;;&quot;&quot;);&quot;(&quot;&quot;&quot;;[.C42];&quot;&quot;&quot;, ratings&quot;;SUBSTITUTE([.C42];&quot; &quot;;&quot;&quot;);&quot;); teams.push_back(&quot;;SUBSTITUTE([.C42];&quot; &quot;;&quot;&quot;);&quot;);&quot;)" office:value-type="string" office:string-value="int ratingsMalta[] = {1678,1514,1500,1467}; Team Malta(&quot;Malta&quot;, ratingsMalta); teams.push_back(Malta);">
            <text:p>int ratingsMalta[] = {1678,1514,1500,1467}; Team Malta("Malta", ratingsMalta); teams.push_back(Malta);</text:p>
          </table:table-cell>
        </table:table-row>
        <table:table-row table:style-name="ro1">
          <table:table-cell office:value-type="float" office:value="1709">
            <text:p>1709</text:p>
          </table:table-cell>
          <table:table-cell office:value-type="float" office:value="1735">
            <text:p>1735</text:p>
          </table:table-cell>
          <table:table-cell office:value-type="string">
            <text:p><text:a xlink:href="javascript:showRow('Mexico')" xlink:type="simple">Mexico</text:a></text:p>
          </table:table-cell>
          <table:table-cell office:value-type="string">
            <text:p><text:a xlink:href="http://www.mtgeloproject.net/index.php?search=Search&amp;id=20220" xlink:type="simple">1930</text:a></text:p>
          </table:table-cell>
          <table:table-cell office:value-type="string">
            <text:p><text:a xlink:href="http://www.mtgeloproject.net/index.php?search=Search&amp;id=11606" xlink:type="simple">1888</text:a></text:p>
          </table:table-cell>
          <table:table-cell office:value-type="string">
            <text:p><text:a xlink:href="http://www.mtgeloproject.net/index.php?search=Search&amp;id=19789" xlink:type="simple">1582</text:a></text:p>
          </table:table-cell>
          <table:table-cell office:value-type="string">
            <text:p><text:a xlink:href="http://www.mtgeloproject.net/index.php?search=Search&amp;id=64997" xlink:type="simple">1436</text:a></text:p>
          </table:table-cell>
          <table:table-cell table:formula="of:=CONCATENATE(&quot;int ratings&quot;;SUBSTITUTE([.C43];&quot; &quot;;&quot;&quot;);&quot;[] = {&quot;;[.D43];&quot;,&quot;;[.E43];&quot;,&quot;;[.F43];&quot;,&quot;;[.G43];&quot;}; Team &quot;;SUBSTITUTE([.C43];&quot; &quot;;&quot;&quot;);&quot;(&quot;&quot;&quot;;[.C43];&quot;&quot;&quot;, ratings&quot;;SUBSTITUTE([.C43];&quot; &quot;;&quot;&quot;);&quot;); teams.push_back(&quot;;SUBSTITUTE([.C43];&quot; &quot;;&quot;&quot;);&quot;);&quot;)" office:value-type="string" office:string-value="int ratingsMexico[] = {1930,1888,1582,1436}; Team Mexico(&quot;Mexico&quot;, ratingsMexico); teams.push_back(Mexico);">
            <text:p>int ratingsMexico[] = {1930,1888,1582,1436}; Team Mexico("Mexico", ratingsMexico); teams.push_back(Mexico);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1724">
            <text:p>1724</text:p>
          </table:table-cell>
          <table:table-cell office:value-type="string">
            <text:p><text:a xlink:href="javascript:showRow('Netherlands')" xlink:type="simple">Netherlands</text:a></text:p>
          </table:table-cell>
          <table:table-cell office:value-type="string">
            <text:p><text:a xlink:href="http://www.mtgeloproject.net/index.php?search=Search&amp;id=10124" xlink:type="simple">2061</text:a></text:p>
          </table:table-cell>
          <table:table-cell office:value-type="string">
            <text:p><text:a xlink:href="http://www.mtgeloproject.net/index.php?search=Search&amp;id=31770" xlink:type="simple">1772</text:a></text:p>
          </table:table-cell>
          <table:table-cell office:value-type="string">
            <text:p><text:a xlink:href="http://www.mtgeloproject.net/index.php?search=Search&amp;id=971" xlink:type="simple">1676</text:a></text:p>
          </table:table-cell>
          <table:table-cell office:value-type="string">
            <text:p><text:a xlink:href="http://www.mtgeloproject.net/index.php?search=Search&amp;id=37650" xlink:type="simple">1611</text:a></text:p>
          </table:table-cell>
          <table:table-cell table:formula="of:=CONCATENATE(&quot;int ratings&quot;;SUBSTITUTE([.C44];&quot; &quot;;&quot;&quot;);&quot;[] = {&quot;;[.D44];&quot;,&quot;;[.E44];&quot;,&quot;;[.F44];&quot;,&quot;;[.G44];&quot;}; Team &quot;;SUBSTITUTE([.C44];&quot; &quot;;&quot;&quot;);&quot;(&quot;&quot;&quot;;[.C44];&quot;&quot;&quot;, ratings&quot;;SUBSTITUTE([.C44];&quot; &quot;;&quot;&quot;);&quot;); teams.push_back(&quot;;SUBSTITUTE([.C44];&quot; &quot;;&quot;&quot;);&quot;);&quot;)" office:value-type="string" office:string-value="int ratingsNetherlands[] = {2061,1772,1676,1611}; Team Netherlands(&quot;Netherlands&quot;, ratingsNetherlands); teams.push_back(Netherlands);">
            <text:p>int ratingsNetherlands[] = {2061,1772,1676,1611}; Team Netherlands("Netherlands", ratingsNetherlands); teams.push_back(Netherlands);</text:p>
          </table:table-cell>
        </table:table-row>
        <table:table-row table:style-name="ro1">
          <table:table-cell office:value-type="float" office:value="1809">
            <text:p>1809</text:p>
          </table:table-cell>
          <table:table-cell office:value-type="float" office:value="1872">
            <text:p>1872</text:p>
          </table:table-cell>
          <table:table-cell office:value-type="string">
            <text:p><text:a xlink:href="javascript:showRow('New%20Zealand')" xlink:type="simple">New Zealand</text:a></text:p>
          </table:table-cell>
          <table:table-cell office:value-type="string">
            <text:p><text:a xlink:href="http://www.mtgeloproject.net/index.php?search=Search&amp;id=25338" xlink:type="simple">1884</text:a></text:p>
          </table:table-cell>
          <table:table-cell office:value-type="string">
            <text:p><text:a xlink:href="http://www.mtgeloproject.net/index.php?search=Search&amp;id=10213" xlink:type="simple">1873</text:a></text:p>
          </table:table-cell>
          <table:table-cell office:value-type="string">
            <text:p><text:a xlink:href="http://www.mtgeloproject.net/index.php?search=Search&amp;id=10451" xlink:type="simple">1871</text:a></text:p>
          </table:table-cell>
          <table:table-cell office:value-type="string">
            <text:p><text:a xlink:href="http://www.mtgeloproject.net/index.php?search=Search&amp;id=25353" xlink:type="simple">1607</text:a></text:p>
          </table:table-cell>
          <table:table-cell table:formula="of:=CONCATENATE(&quot;int ratings&quot;;SUBSTITUTE([.C45];&quot; &quot;;&quot;&quot;);&quot;[] = {&quot;;[.D45];&quot;,&quot;;[.E45];&quot;,&quot;;[.F45];&quot;,&quot;;[.G45];&quot;}; Team &quot;;SUBSTITUTE([.C45];&quot; &quot;;&quot;&quot;);&quot;(&quot;&quot;&quot;;[.C45];&quot;&quot;&quot;, ratings&quot;;SUBSTITUTE([.C45];&quot; &quot;;&quot;&quot;);&quot;); teams.push_back(&quot;;SUBSTITUTE([.C45];&quot; &quot;;&quot;&quot;);&quot;);&quot;)" office:value-type="string" office:string-value="int ratingsNewZealand[] = {1884,1873,1871,1607}; Team NewZealand(&quot;New Zealand&quot;, ratingsNewZealand); teams.push_back(NewZealand);">
            <text:p>int ratingsNewZealand[] = {1884,1873,1871,1607}; Team NewZealand("New Zealand", ratingsNewZealand); teams.push_back(NewZealand);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1519">
            <text:p>1519</text:p>
          </table:table-cell>
          <table:table-cell office:value-type="string">
            <text:p><text:a xlink:href="javascript:showRow('Northern%20Ireland')" xlink:type="simple">Northern Ireland</text:a></text:p>
          </table:table-cell>
          <table:table-cell office:value-type="string">
            <text:p><text:a xlink:href="http://www.mtgeloproject.net/index.php?search=Search&amp;id=23869" xlink:type="simple">1690</text:a></text:p>
          </table:table-cell>
          <table:table-cell office:value-type="string">
            <text:p><text:a xlink:href="http://www.mtgeloproject.net/index.php?search=Search&amp;id=27351" xlink:type="simple">1563</text:a></text:p>
          </table:table-cell>
          <table:table-cell office:value-type="string">
            <text:p><text:a xlink:href="http://www.mtgeloproject.net/index.php?search=Search&amp;id=23233" xlink:type="simple">1475</text:a></text:p>
          </table:table-cell>
          <table:table-cell office:value-type="string">
            <text:p><text:a xlink:href="http://www.mtgeloproject.net/index.php?search=Search&amp;id=23448" xlink:type="simple">1452</text:a></text:p>
          </table:table-cell>
          <table:table-cell table:formula="of:=CONCATENATE(&quot;int ratings&quot;;SUBSTITUTE([.C46];&quot; &quot;;&quot;&quot;);&quot;[] = {&quot;;[.D46];&quot;,&quot;;[.E46];&quot;,&quot;;[.F46];&quot;,&quot;;[.G46];&quot;}; Team &quot;;SUBSTITUTE([.C46];&quot; &quot;;&quot;&quot;);&quot;(&quot;&quot;&quot;;[.C46];&quot;&quot;&quot;, ratings&quot;;SUBSTITUTE([.C46];&quot; &quot;;&quot;&quot;);&quot;); teams.push_back(&quot;;SUBSTITUTE([.C46];&quot; &quot;;&quot;&quot;);&quot;);&quot;)" office:value-type="string" office:string-value="int ratingsNorthernIreland[] = {1690,1563,1475,1452}; Team NorthernIreland(&quot;Northern Ireland&quot;, ratingsNorthernIreland); teams.push_back(NorthernIreland);">
            <text:p>int ratingsNorthernIreland[] = {1690,1563,1475,1452}; Team NorthernIreland("Northern Ireland", ratingsNorthernIreland); teams.push_back(NorthernIreland);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office:value-type="float" office:value="1524">
            <text:p>1524</text:p>
          </table:table-cell>
          <table:table-cell office:value-type="string">
            <text:p><text:a xlink:href="javascript:showRow('Norway')" xlink:type="simple">Norway</text:a></text:p>
          </table:table-cell>
          <table:table-cell office:value-type="string">
            <text:p><text:a xlink:href="http://www.mtgeloproject.net/index.php?search=Search&amp;id=867" xlink:type="simple">1602</text:a></text:p>
          </table:table-cell>
          <table:table-cell office:value-type="string">
            <text:p><text:a xlink:href="http://www.mtgeloproject.net/index.php?search=Search&amp;id=80" xlink:type="simple">1582</text:a></text:p>
          </table:table-cell>
          <table:table-cell office:value-type="string">
            <text:p><text:a xlink:href="http://www.mtgeloproject.net/index.php?search=Search&amp;id=784" xlink:type="simple">1466</text:a></text:p>
          </table:table-cell>
          <table:table-cell office:value-type="string">
            <text:p><text:a xlink:href="http://www.mtgeloproject.net/index.php?search=Search&amp;id=1004" xlink:type="simple">1449</text:a></text:p>
          </table:table-cell>
          <table:table-cell table:formula="of:=CONCATENATE(&quot;int ratings&quot;;SUBSTITUTE([.C47];&quot; &quot;;&quot;&quot;);&quot;[] = {&quot;;[.D47];&quot;,&quot;;[.E47];&quot;,&quot;;[.F47];&quot;,&quot;;[.G47];&quot;}; Team &quot;;SUBSTITUTE([.C47];&quot; &quot;;&quot;&quot;);&quot;(&quot;&quot;&quot;;[.C47];&quot;&quot;&quot;, ratings&quot;;SUBSTITUTE([.C47];&quot; &quot;;&quot;&quot;);&quot;); teams.push_back(&quot;;SUBSTITUTE([.C47];&quot; &quot;;&quot;&quot;);&quot;);&quot;)" office:value-type="string" office:string-value="int ratingsNorway[] = {1602,1582,1466,1449}; Team Norway(&quot;Norway&quot;, ratingsNorway); teams.push_back(Norway);">
            <text:p>int ratingsNorway[] = {1602,1582,1466,1449}; Team Norway("Norway", ratingsNorway); teams.push_back(Norway);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1627">
            <text:p>1627</text:p>
          </table:table-cell>
          <table:table-cell office:value-type="string">
            <text:p><text:a xlink:href="javascript:showRow('Panama')" xlink:type="simple">Panama</text:a></text:p>
          </table:table-cell>
          <table:table-cell office:value-type="string">
            <text:p><text:a xlink:href="http://www.mtgeloproject.net/index.php?search=Search&amp;id=76751" xlink:type="simple">1669</text:a></text:p>
          </table:table-cell>
          <table:table-cell office:value-type="string">
            <text:p><text:a xlink:href="http://www.mtgeloproject.net/index.php?search=Search&amp;id=72734" xlink:type="simple">1627</text:a></text:p>
          </table:table-cell>
          <table:table-cell office:value-type="string">
            <text:p><text:a xlink:href="http://www.mtgeloproject.net/index.php?search=Search&amp;id=12314" xlink:type="simple">1626</text:a></text:p>
          </table:table-cell>
          <table:table-cell office:value-type="string">
            <text:p><text:a xlink:href="http://www.mtgeloproject.net/index.php?search=Search&amp;id=76599" xlink:type="simple">1590</text:a></text:p>
          </table:table-cell>
          <table:table-cell table:formula="of:=CONCATENATE(&quot;int ratings&quot;;SUBSTITUTE([.C48];&quot; &quot;;&quot;&quot;);&quot;[] = {&quot;;[.D48];&quot;,&quot;;[.E48];&quot;,&quot;;[.F48];&quot;,&quot;;[.G48];&quot;}; Team &quot;;SUBSTITUTE([.C48];&quot; &quot;;&quot;&quot;);&quot;(&quot;&quot;&quot;;[.C48];&quot;&quot;&quot;, ratings&quot;;SUBSTITUTE([.C48];&quot; &quot;;&quot;&quot;);&quot;); teams.push_back(&quot;;SUBSTITUTE([.C48];&quot; &quot;;&quot;&quot;);&quot;);&quot;)" office:value-type="string" office:string-value="int ratingsPanama[] = {1669,1627,1626,1590}; Team Panama(&quot;Panama&quot;, ratingsPanama); teams.push_back(Panama);">
            <text:p>int ratingsPanama[] = {1669,1627,1626,1590}; Team Panama("Panama", ratingsPanama); teams.push_back(Panama);</text:p>
          </table:table-cell>
        </table:table-row>
        <table:table-row table:style-name="ro1">
          <table:table-cell office:value-type="float" office:value="1541">
            <text:p>1541</text:p>
          </table:table-cell>
          <table:table-cell office:value-type="float" office:value="1531">
            <text:p>1531</text:p>
          </table:table-cell>
          <table:table-cell office:value-type="string">
            <text:p><text:a xlink:href="javascript:showRow('Paraguay')" xlink:type="simple">Paraguay</text:a></text:p>
          </table:table-cell>
          <table:table-cell office:value-type="string">
            <text:p><text:a xlink:href="http://www.mtgeloproject.net/index.php?search=Search&amp;id=8848" xlink:type="simple">1602</text:a></text:p>
          </table:table-cell>
          <table:table-cell office:value-type="string">
            <text:p><text:a xlink:href="http://www.mtgeloproject.net/index.php?search=Search&amp;id=10105" xlink:type="simple">1561</text:a></text:p>
          </table:table-cell>
          <table:table-cell table:number-columns-repeated="2" office:value-type="float" office:value="1500">
            <text:p>1500</text:p>
          </table:table-cell>
          <table:table-cell table:formula="of:=CONCATENATE(&quot;int ratings&quot;;SUBSTITUTE([.C49];&quot; &quot;;&quot;&quot;);&quot;[] = {&quot;;[.D49];&quot;,&quot;;[.E49];&quot;,&quot;;[.F49];&quot;,&quot;;[.G49];&quot;}; Team &quot;;SUBSTITUTE([.C49];&quot; &quot;;&quot;&quot;);&quot;(&quot;&quot;&quot;;[.C49];&quot;&quot;&quot;, ratings&quot;;SUBSTITUTE([.C49];&quot; &quot;;&quot;&quot;);&quot;); teams.push_back(&quot;;SUBSTITUTE([.C49];&quot; &quot;;&quot;&quot;);&quot;);&quot;)" office:value-type="string" office:string-value="int ratingsParaguay[] = {1602,1561,1500,1500}; Team Paraguay(&quot;Paraguay&quot;, ratingsParaguay); teams.push_back(Paraguay);">
            <text:p>int ratingsParaguay[] = {1602,1561,1500,1500}; Team Paraguay("Paraguay", ratingsParaguay); teams.push_back(Paraguay);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office:value-type="float" office:value="1560">
            <text:p>1560</text:p>
          </table:table-cell>
          <table:table-cell office:value-type="string">
            <text:p><text:a xlink:href="javascript:showRow('Peru')" xlink:type="simple">Peru</text:a></text:p>
          </table:table-cell>
          <table:table-cell office:value-type="string">
            <text:p><text:a xlink:href="http://www.mtgeloproject.net/index.php?search=Search&amp;id=1595" xlink:type="simple">1639</text:a></text:p>
          </table:table-cell>
          <table:table-cell office:value-type="string">
            <text:p><text:a xlink:href="http://www.mtgeloproject.net/index.php?search=Search&amp;id=47698" xlink:type="simple">1580</text:a></text:p>
          </table:table-cell>
          <table:table-cell office:value-type="string">
            <text:p><text:a xlink:href="http://www.mtgeloproject.net/index.php?search=Search&amp;id=1570" xlink:type="simple">1539</text:a></text:p>
          </table:table-cell>
          <table:table-cell office:value-type="float" office:value="1500">
            <text:p>1500</text:p>
          </table:table-cell>
          <table:table-cell table:formula="of:=CONCATENATE(&quot;int ratings&quot;;SUBSTITUTE([.C50];&quot; &quot;;&quot;&quot;);&quot;[] = {&quot;;[.D50];&quot;,&quot;;[.E50];&quot;,&quot;;[.F50];&quot;,&quot;;[.G50];&quot;}; Team &quot;;SUBSTITUTE([.C50];&quot; &quot;;&quot;&quot;);&quot;(&quot;&quot;&quot;;[.C50];&quot;&quot;&quot;, ratings&quot;;SUBSTITUTE([.C50];&quot; &quot;;&quot;&quot;);&quot;); teams.push_back(&quot;;SUBSTITUTE([.C50];&quot; &quot;;&quot;&quot;);&quot;);&quot;)" office:value-type="string" office:string-value="int ratingsPeru[] = {1639,1580,1539,1500}; Team Peru(&quot;Peru&quot;, ratingsPeru); teams.push_back(Peru);">
            <text:p>int ratingsPeru[] = {1639,1580,1539,1500}; Team Peru("Peru", ratingsPeru); teams.push_back(Peru);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1648">
            <text:p>1648</text:p>
          </table:table-cell>
          <table:table-cell office:value-type="string">
            <text:p><text:a xlink:href="javascript:showRow('Philippines')" xlink:type="simple">Philippines</text:a></text:p>
          </table:table-cell>
          <table:table-cell office:value-type="string">
            <text:p><text:a xlink:href="http://www.mtgeloproject.net/index.php?search=Search&amp;id=15607" xlink:type="simple">1802</text:a></text:p>
          </table:table-cell>
          <table:table-cell office:value-type="string">
            <text:p><text:a xlink:href="http://www.mtgeloproject.net/index.php?search=Search&amp;id=15105" xlink:type="simple">1720</text:a></text:p>
          </table:table-cell>
          <table:table-cell office:value-type="string">
            <text:p><text:a xlink:href="http://www.mtgeloproject.net/index.php?search=Search&amp;id=15150" xlink:type="simple">1576</text:a></text:p>
          </table:table-cell>
          <table:table-cell office:value-type="string">
            <text:p><text:a xlink:href="http://www.mtgeloproject.net/index.php?search=Search&amp;id=15047" xlink:type="simple">1502</text:a></text:p>
          </table:table-cell>
          <table:table-cell table:formula="of:=CONCATENATE(&quot;int ratings&quot;;SUBSTITUTE([.C51];&quot; &quot;;&quot;&quot;);&quot;[] = {&quot;;[.D51];&quot;,&quot;;[.E51];&quot;,&quot;;[.F51];&quot;,&quot;;[.G51];&quot;}; Team &quot;;SUBSTITUTE([.C51];&quot; &quot;;&quot;&quot;);&quot;(&quot;&quot;&quot;;[.C51];&quot;&quot;&quot;, ratings&quot;;SUBSTITUTE([.C51];&quot; &quot;;&quot;&quot;);&quot;); teams.push_back(&quot;;SUBSTITUTE([.C51];&quot; &quot;;&quot;&quot;);&quot;);&quot;)" office:value-type="string" office:string-value="int ratingsPhilippines[] = {1802,1720,1576,1502}; Team Philippines(&quot;Philippines&quot;, ratingsPhilippines); teams.push_back(Philippines);">
            <text:p>int ratingsPhilippines[] = {1802,1720,1576,1502}; Team Philippines("Philippines", ratingsPhilippines); teams.push_back(Philippines);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1789">
            <text:p>1789</text:p>
          </table:table-cell>
          <table:table-cell office:value-type="string">
            <text:p><text:a xlink:href="javascript:showRow('Poland')" xlink:type="simple">Poland</text:a></text:p>
          </table:table-cell>
          <table:table-cell office:value-type="string">
            <text:p><text:a xlink:href="http://www.mtgeloproject.net/index.php?search=Search&amp;id=825" xlink:type="simple">2054</text:a></text:p>
          </table:table-cell>
          <table:table-cell office:value-type="string">
            <text:p><text:a xlink:href="http://www.mtgeloproject.net/index.php?search=Search&amp;id=10398" xlink:type="simple">1857</text:a></text:p>
          </table:table-cell>
          <table:table-cell office:value-type="string">
            <text:p><text:a xlink:href="http://www.mtgeloproject.net/index.php?search=Search&amp;id=11735" xlink:type="simple">1721</text:a></text:p>
          </table:table-cell>
          <table:table-cell office:value-type="float" office:value="1500">
            <text:p>1500</text:p>
          </table:table-cell>
          <table:table-cell table:formula="of:=CONCATENATE(&quot;int ratings&quot;;SUBSTITUTE([.C52];&quot; &quot;;&quot;&quot;);&quot;[] = {&quot;;[.D52];&quot;,&quot;;[.E52];&quot;,&quot;;[.F52];&quot;,&quot;;[.G52];&quot;}; Team &quot;;SUBSTITUTE([.C52];&quot; &quot;;&quot;&quot;);&quot;(&quot;&quot;&quot;;[.C52];&quot;&quot;&quot;, ratings&quot;;SUBSTITUTE([.C52];&quot; &quot;;&quot;&quot;);&quot;); teams.push_back(&quot;;SUBSTITUTE([.C52];&quot; &quot;;&quot;&quot;);&quot;);&quot;)" office:value-type="string" office:string-value="int ratingsPoland[] = {2054,1857,1721,1500}; Team Poland(&quot;Poland&quot;, ratingsPoland); teams.push_back(Poland);">
            <text:p>int ratingsPoland[] = {2054,1857,1721,1500}; Team Poland("Poland", ratingsPoland); teams.push_back(Poland);</text:p>
          </table:table-cell>
        </table:table-row>
        <table:table-row table:style-name="ro1">
          <table:table-cell office:value-type="float" office:value="1844">
            <text:p>1844</text:p>
          </table:table-cell>
          <table:table-cell office:value-type="float" office:value="1760">
            <text:p>1760</text:p>
          </table:table-cell>
          <table:table-cell office:value-type="string">
            <text:p><text:a xlink:href="javascript:showRow('Portugal')" xlink:type="simple">Portugal</text:a></text:p>
          </table:table-cell>
          <table:table-cell office:value-type="string">
            <text:p><text:a xlink:href="http://www.mtgeloproject.net/index.php?search=Search&amp;id=3186" xlink:type="simple">2197</text:a></text:p>
          </table:table-cell>
          <table:table-cell office:value-type="string">
            <text:p><text:a xlink:href="http://www.mtgeloproject.net/index.php?search=Search&amp;id=3286" xlink:type="simple">1819</text:a></text:p>
          </table:table-cell>
          <table:table-cell office:value-type="string">
            <text:p><text:a xlink:href="http://www.mtgeloproject.net/index.php?search=Search&amp;id=3325" xlink:type="simple">1701</text:a></text:p>
          </table:table-cell>
          <table:table-cell office:value-type="string">
            <text:p><text:a xlink:href="http://www.mtgeloproject.net/index.php?search=Search&amp;id=53590" xlink:type="simple">1657</text:a></text:p>
          </table:table-cell>
          <table:table-cell table:formula="of:=CONCATENATE(&quot;int ratings&quot;;SUBSTITUTE([.C53];&quot; &quot;;&quot;&quot;);&quot;[] = {&quot;;[.D53];&quot;,&quot;;[.E53];&quot;,&quot;;[.F53];&quot;,&quot;;[.G53];&quot;}; Team &quot;;SUBSTITUTE([.C53];&quot; &quot;;&quot;&quot;);&quot;(&quot;&quot;&quot;;[.C53];&quot;&quot;&quot;, ratings&quot;;SUBSTITUTE([.C53];&quot; &quot;;&quot;&quot;);&quot;); teams.push_back(&quot;;SUBSTITUTE([.C53];&quot; &quot;;&quot;&quot;);&quot;);&quot;)" office:value-type="string" office:string-value="int ratingsPortugal[] = {2197,1819,1701,1657}; Team Portugal(&quot;Portugal&quot;, ratingsPortugal); teams.push_back(Portugal);">
            <text:p>int ratingsPortugal[] = {2197,1819,1701,1657}; Team Portugal("Portugal", ratingsPortugal); teams.push_back(Portugal);</text:p>
          </table:table-cell>
        </table:table-row>
        <table:table-row table:style-name="ro1">
          <table:table-cell office:value-type="float" office:value="1542">
            <text:p>1542</text:p>
          </table:table-cell>
          <table:table-cell office:value-type="float" office:value="1513">
            <text:p>1513</text:p>
          </table:table-cell>
          <table:table-cell office:value-type="string">
            <text:p><text:a xlink:href="javascript:showRow('Puerto%20Rico')" xlink:type="simple">Puerto Rico</text:a></text:p>
          </table:table-cell>
          <table:table-cell office:value-type="string">
            <text:p><text:a xlink:href="http://www.mtgeloproject.net/index.php?search=Search&amp;id=10422" xlink:type="simple">1643</text:a></text:p>
          </table:table-cell>
          <table:table-cell office:value-type="string">
            <text:p><text:a xlink:href="http://www.mtgeloproject.net/index.php?search=Search&amp;id=76594" xlink:type="simple">1526</text:a></text:p>
          </table:table-cell>
          <table:table-cell table:number-columns-repeated="2" office:value-type="float" office:value="1500">
            <text:p>1500</text:p>
          </table:table-cell>
          <table:table-cell table:formula="of:=CONCATENATE(&quot;int ratings&quot;;SUBSTITUTE([.C54];&quot; &quot;;&quot;&quot;);&quot;[] = {&quot;;[.D54];&quot;,&quot;;[.E54];&quot;,&quot;;[.F54];&quot;,&quot;;[.G54];&quot;}; Team &quot;;SUBSTITUTE([.C54];&quot; &quot;;&quot;&quot;);&quot;(&quot;&quot;&quot;;[.C54];&quot;&quot;&quot;, ratings&quot;;SUBSTITUTE([.C54];&quot; &quot;;&quot;&quot;);&quot;); teams.push_back(&quot;;SUBSTITUTE([.C54];&quot; &quot;;&quot;&quot;);&quot;);&quot;)" office:value-type="string" office:string-value="int ratingsPuertoRico[] = {1643,1526,1500,1500}; Team PuertoRico(&quot;Puerto Rico&quot;, ratingsPuertoRico); teams.push_back(PuertoRico);">
            <text:p>int ratingsPuertoRico[] = {1643,1526,1500,1500}; Team PuertoRico("Puerto Rico", ratingsPuertoRico); teams.push_back(PuertoRico);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office:value-type="float" office:value="1491">
            <text:p>1491</text:p>
          </table:table-cell>
          <table:table-cell office:value-type="string">
            <text:p><text:a xlink:href="javascript:showRow('Romania')" xlink:type="simple">Romania</text:a></text:p>
          </table:table-cell>
          <table:table-cell office:value-type="string">
            <text:p><text:a xlink:href="http://www.mtgeloproject.net/index.php?search=Search&amp;id=52324" xlink:type="simple">1530</text:a></text:p>
          </table:table-cell>
          <table:table-cell office:value-type="string">
            <text:p><text:a xlink:href="http://www.mtgeloproject.net/index.php?search=Search&amp;id=10444" xlink:type="simple">1514</text:a></text:p>
          </table:table-cell>
          <table:table-cell office:value-type="string">
            <text:p><text:a xlink:href="http://www.mtgeloproject.net/index.php?search=Search&amp;id=51768" xlink:type="simple">1467</text:a></text:p>
          </table:table-cell>
          <table:table-cell office:value-type="string">
            <text:p><text:a xlink:href="http://www.mtgeloproject.net/index.php?search=Search&amp;id=9819" xlink:type="simple">1463</text:a></text:p>
          </table:table-cell>
          <table:table-cell table:formula="of:=CONCATENATE(&quot;int ratings&quot;;SUBSTITUTE([.C55];&quot; &quot;;&quot;&quot;);&quot;[] = {&quot;;[.D55];&quot;,&quot;;[.E55];&quot;,&quot;;[.F55];&quot;,&quot;;[.G55];&quot;}; Team &quot;;SUBSTITUTE([.C55];&quot; &quot;;&quot;&quot;);&quot;(&quot;&quot;&quot;;[.C55];&quot;&quot;&quot;, ratings&quot;;SUBSTITUTE([.C55];&quot; &quot;;&quot;&quot;);&quot;); teams.push_back(&quot;;SUBSTITUTE([.C55];&quot; &quot;;&quot;&quot;);&quot;);&quot;)" office:value-type="string" office:string-value="int ratingsRomania[] = {1530,1514,1467,1463}; Team Romania(&quot;Romania&quot;, ratingsRomania); teams.push_back(Romania);">
            <text:p>int ratingsRomania[] = {1530,1514,1467,1463}; Team Romania("Romania", ratingsRomania); teams.push_back(Romania);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office:value-type="float" office:value="1566">
            <text:p>1566</text:p>
          </table:table-cell>
          <table:table-cell office:value-type="string">
            <text:p><text:a xlink:href="javascript:showRow('Russian%20Federation')" xlink:type="simple">Russian Federation</text:a></text:p>
          </table:table-cell>
          <table:table-cell office:value-type="string">
            <text:p><text:a xlink:href="http://www.mtgeloproject.net/index.php?search=Search&amp;id=866" xlink:type="simple">1723</text:a></text:p>
          </table:table-cell>
          <table:table-cell office:value-type="string">
            <text:p><text:a xlink:href="http://www.mtgeloproject.net/index.php?search=Search&amp;id=78987" xlink:type="simple">1575</text:a></text:p>
          </table:table-cell>
          <table:table-cell office:value-type="string">
            <text:p><text:a xlink:href="http://www.mtgeloproject.net/index.php?search=Search&amp;id=10141" xlink:type="simple">1557</text:a></text:p>
          </table:table-cell>
          <table:table-cell office:value-type="float" office:value="1500">
            <text:p>1500</text:p>
          </table:table-cell>
          <table:table-cell table:formula="of:=CONCATENATE(&quot;int ratings&quot;;SUBSTITUTE([.C56];&quot; &quot;;&quot;&quot;);&quot;[] = {&quot;;[.D56];&quot;,&quot;;[.E56];&quot;,&quot;;[.F56];&quot;,&quot;;[.G56];&quot;}; Team &quot;;SUBSTITUTE([.C56];&quot; &quot;;&quot;&quot;);&quot;(&quot;&quot;&quot;;[.C56];&quot;&quot;&quot;, ratings&quot;;SUBSTITUTE([.C56];&quot; &quot;;&quot;&quot;);&quot;); teams.push_back(&quot;;SUBSTITUTE([.C56];&quot; &quot;;&quot;&quot;);&quot;);&quot;)" office:value-type="string" office:string-value="int ratingsRussianFederation[] = {1723,1575,1557,1500}; Team RussianFederation(&quot;Russian Federation&quot;, ratingsRussianFederation); teams.push_back(RussianFederation);">
            <text:p>int ratingsRussianFederation[] = {1723,1575,1557,1500}; Team RussianFederation("Russian Federation", ratingsRussianFederation); teams.push_back(RussianFederation);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575">
            <text:p>1575</text:p>
          </table:table-cell>
          <table:table-cell office:value-type="string">
            <text:p><text:a xlink:href="javascript:showRow('Scotland')" xlink:type="simple">Scotland</text:a></text:p>
          </table:table-cell>
          <table:table-cell office:value-type="string">
            <text:p><text:a xlink:href="http://www.mtgeloproject.net/index.php?search=Search&amp;id=23899" xlink:type="simple">1775</text:a></text:p>
          </table:table-cell>
          <table:table-cell office:value-type="string">
            <text:p><text:a xlink:href="http://www.mtgeloproject.net/index.php?search=Search&amp;id=23710" xlink:type="simple">1576</text:a></text:p>
          </table:table-cell>
          <table:table-cell office:value-type="string">
            <text:p><text:a xlink:href="http://www.mtgeloproject.net/index.php?search=Search&amp;id=23629" xlink:type="simple">1574</text:a></text:p>
          </table:table-cell>
          <table:table-cell office:value-type="string">
            <text:p><text:a xlink:href="http://www.mtgeloproject.net/index.php?search=Search&amp;id=23777" xlink:type="simple">1473</text:a></text:p>
          </table:table-cell>
          <table:table-cell table:formula="of:=CONCATENATE(&quot;int ratings&quot;;SUBSTITUTE([.C57];&quot; &quot;;&quot;&quot;);&quot;[] = {&quot;;[.D57];&quot;,&quot;;[.E57];&quot;,&quot;;[.F57];&quot;,&quot;;[.G57];&quot;}; Team &quot;;SUBSTITUTE([.C57];&quot; &quot;;&quot;&quot;);&quot;(&quot;&quot;&quot;;[.C57];&quot;&quot;&quot;, ratings&quot;;SUBSTITUTE([.C57];&quot; &quot;;&quot;&quot;);&quot;); teams.push_back(&quot;;SUBSTITUTE([.C57];&quot; &quot;;&quot;&quot;);&quot;);&quot;)" office:value-type="string" office:string-value="int ratingsScotland[] = {1775,1576,1574,1473}; Team Scotland(&quot;Scotland&quot;, ratingsScotland); teams.push_back(Scotland);">
            <text:p>int ratingsScotland[] = {1775,1576,1574,1473}; Team Scotland("Scotland", ratingsScotland); teams.push_back(Scotland);</text:p>
          </table:table-cell>
        </table:table-row>
        <table:table-row table:style-name="ro1">
          <table:table-cell office:value-type="float" office:value="1637">
            <text:p>1637</text:p>
          </table:table-cell>
          <table:table-cell office:value-type="float" office:value="1581">
            <text:p>1581</text:p>
          </table:table-cell>
          <table:table-cell office:value-type="string">
            <text:p><text:a xlink:href="javascript:showRow('Serbia')" xlink:type="simple">Serbia</text:a></text:p>
          </table:table-cell>
          <table:table-cell office:value-type="string">
            <text:p><text:a xlink:href="http://www.mtgeloproject.net/index.php?search=Search&amp;id=997" xlink:type="simple">1885</text:a></text:p>
          </table:table-cell>
          <table:table-cell office:value-type="string">
            <text:p><text:a xlink:href="http://www.mtgeloproject.net/index.php?search=Search&amp;id=79053" xlink:type="simple">1661</text:a></text:p>
          </table:table-cell>
          <table:table-cell table:number-columns-repeated="2" office:value-type="float" office:value="1500">
            <text:p>1500</text:p>
          </table:table-cell>
          <table:table-cell table:formula="of:=CONCATENATE(&quot;int ratings&quot;;SUBSTITUTE([.C58];&quot; &quot;;&quot;&quot;);&quot;[] = {&quot;;[.D58];&quot;,&quot;;[.E58];&quot;,&quot;;[.F58];&quot;,&quot;;[.G58];&quot;}; Team &quot;;SUBSTITUTE([.C58];&quot; &quot;;&quot;&quot;);&quot;(&quot;&quot;&quot;;[.C58];&quot;&quot;&quot;, ratings&quot;;SUBSTITUTE([.C58];&quot; &quot;;&quot;&quot;);&quot;); teams.push_back(&quot;;SUBSTITUTE([.C58];&quot; &quot;;&quot;&quot;);&quot;);&quot;)" office:value-type="string" office:string-value="int ratingsSerbia[] = {1885,1661,1500,1500}; Team Serbia(&quot;Serbia&quot;, ratingsSerbia); teams.push_back(Serbia);">
            <text:p>int ratingsSerbia[] = {1885,1661,1500,1500}; Team Serbia("Serbia", ratingsSerbia); teams.push_back(Serbia);</text:p>
          </table:table-cell>
        </table:table-row>
        <table:table-row table:style-name="ro1">
          <table:table-cell office:value-type="float" office:value="1634">
            <text:p>1634</text:p>
          </table:table-cell>
          <table:table-cell office:value-type="float" office:value="1539">
            <text:p>1539</text:p>
          </table:table-cell>
          <table:table-cell office:value-type="string">
            <text:p><text:a xlink:href="javascript:showRow('Singapore')" xlink:type="simple">Singapore</text:a></text:p>
          </table:table-cell>
          <table:table-cell office:value-type="string">
            <text:p><text:a xlink:href="http://www.mtgeloproject.net/index.php?search=Search&amp;id=33390" xlink:type="simple">1978</text:a></text:p>
          </table:table-cell>
          <table:table-cell office:value-type="string">
            <text:p><text:a xlink:href="http://www.mtgeloproject.net/index.php?search=Search&amp;id=97212" xlink:type="simple">1577</text:a></text:p>
          </table:table-cell>
          <table:table-cell office:value-type="string">
            <text:p><text:a xlink:href="http://www.mtgeloproject.net/index.php?search=Search&amp;id=47036" xlink:type="simple">1501</text:a></text:p>
          </table:table-cell>
          <table:table-cell office:value-type="string">
            <text:p><text:a xlink:href="http://www.mtgeloproject.net/index.php?search=Search&amp;id=47061" xlink:type="simple">1481</text:a></text:p>
          </table:table-cell>
          <table:table-cell table:formula="of:=CONCATENATE(&quot;int ratings&quot;;SUBSTITUTE([.C59];&quot; &quot;;&quot;&quot;);&quot;[] = {&quot;;[.D59];&quot;,&quot;;[.E59];&quot;,&quot;;[.F59];&quot;,&quot;;[.G59];&quot;}; Team &quot;;SUBSTITUTE([.C59];&quot; &quot;;&quot;&quot;);&quot;(&quot;&quot;&quot;;[.C59];&quot;&quot;&quot;, ratings&quot;;SUBSTITUTE([.C59];&quot; &quot;;&quot;&quot;);&quot;); teams.push_back(&quot;;SUBSTITUTE([.C59];&quot; &quot;;&quot;&quot;);&quot;);&quot;)" office:value-type="string" office:string-value="int ratingsSingapore[] = {1978,1577,1501,1481}; Team Singapore(&quot;Singapore&quot;, ratingsSingapore); teams.push_back(Singapore);">
            <text:p>int ratingsSingapore[] = {1978,1577,1501,1481}; Team Singapore("Singapore", ratingsSingapore); teams.push_back(Singapore);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1746">
            <text:p>1746</text:p>
          </table:table-cell>
          <table:table-cell office:value-type="string">
            <text:p><text:a xlink:href="javascript:showRow('Slovakia')" xlink:type="simple">Slovakia</text:a></text:p>
          </table:table-cell>
          <table:table-cell office:value-type="string">
            <text:p><text:a xlink:href="http://www.mtgeloproject.net/index.php?search=Search&amp;id=3492" xlink:type="simple">1960</text:a></text:p>
          </table:table-cell>
          <table:table-cell office:value-type="string">
            <text:p><text:a xlink:href="http://www.mtgeloproject.net/index.php?search=Search&amp;id=1041" xlink:type="simple">1759</text:a></text:p>
          </table:table-cell>
          <table:table-cell office:value-type="string">
            <text:p><text:a xlink:href="http://www.mtgeloproject.net/index.php?search=Search&amp;id=3463" xlink:type="simple">1732</text:a></text:p>
          </table:table-cell>
          <table:table-cell office:value-type="string">
            <text:p><text:a xlink:href="http://www.mtgeloproject.net/index.php?search=Search&amp;id=52845" xlink:type="simple">1524</text:a></text:p>
          </table:table-cell>
          <table:table-cell table:formula="of:=CONCATENATE(&quot;int ratings&quot;;SUBSTITUTE([.C60];&quot; &quot;;&quot;&quot;);&quot;[] = {&quot;;[.D60];&quot;,&quot;;[.E60];&quot;,&quot;;[.F60];&quot;,&quot;;[.G60];&quot;}; Team &quot;;SUBSTITUTE([.C60];&quot; &quot;;&quot;&quot;);&quot;(&quot;&quot;&quot;;[.C60];&quot;&quot;&quot;, ratings&quot;;SUBSTITUTE([.C60];&quot; &quot;;&quot;&quot;);&quot;); teams.push_back(&quot;;SUBSTITUTE([.C60];&quot; &quot;;&quot;&quot;);&quot;);&quot;)" office:value-type="string" office:string-value="int ratingsSlovakia[] = {1960,1759,1732,1524}; Team Slovakia(&quot;Slovakia&quot;, ratingsSlovakia); teams.push_back(Slovakia);">
            <text:p>int ratingsSlovakia[] = {1960,1759,1732,1524}; Team Slovakia("Slovakia", ratingsSlovakia); teams.push_back(Slovakia);</text:p>
          </table:table-cell>
        </table:table-row>
        <table:table-row table:style-name="ro1">
          <table:table-cell office:value-type="float" office:value="1623">
            <text:p>1623</text:p>
          </table:table-cell>
          <table:table-cell office:value-type="float" office:value="1547">
            <text:p>1547</text:p>
          </table:table-cell>
          <table:table-cell office:value-type="string">
            <text:p><text:a xlink:href="javascript:showRow('Slovenia')" xlink:type="simple">Slovenia</text:a></text:p>
          </table:table-cell>
          <table:table-cell office:value-type="string">
            <text:p><text:a xlink:href="http://www.mtgeloproject.net/index.php?search=Search&amp;id=10584" xlink:type="simple">1898</text:a></text:p>
          </table:table-cell>
          <table:table-cell office:value-type="string">
            <text:p><text:a xlink:href="http://www.mtgeloproject.net/index.php?search=Search&amp;id=94704" xlink:type="simple">1549</text:a></text:p>
          </table:table-cell>
          <table:table-cell office:value-type="string">
            <text:p><text:a xlink:href="http://www.mtgeloproject.net/index.php?search=Search&amp;id=12628" xlink:type="simple">1545</text:a></text:p>
          </table:table-cell>
          <table:table-cell office:value-type="float" office:value="1500">
            <text:p>1500</text:p>
          </table:table-cell>
          <table:table-cell table:formula="of:=CONCATENATE(&quot;int ratings&quot;;SUBSTITUTE([.C61];&quot; &quot;;&quot;&quot;);&quot;[] = {&quot;;[.D61];&quot;,&quot;;[.E61];&quot;,&quot;;[.F61];&quot;,&quot;;[.G61];&quot;}; Team &quot;;SUBSTITUTE([.C61];&quot; &quot;;&quot;&quot;);&quot;(&quot;&quot;&quot;;[.C61];&quot;&quot;&quot;, ratings&quot;;SUBSTITUTE([.C61];&quot; &quot;;&quot;&quot;);&quot;); teams.push_back(&quot;;SUBSTITUTE([.C61];&quot; &quot;;&quot;&quot;);&quot;);&quot;)" office:value-type="string" office:string-value="int ratingsSlovenia[] = {1898,1549,1545,1500}; Team Slovenia(&quot;Slovenia&quot;, ratingsSlovenia); teams.push_back(Slovenia);">
            <text:p>int ratingsSlovenia[] = {1898,1549,1545,1500}; Team Slovenia("Slovenia", ratingsSlovenia); teams.push_back(Slovenia);</text:p>
          </table:table-cell>
        </table:table-row>
        <table:table-row table:style-name="ro1">
          <table:table-cell office:value-type="float" office:value="1505">
            <text:p>1505</text:p>
          </table:table-cell>
          <table:table-cell office:value-type="float" office:value="1500">
            <text:p>1500</text:p>
          </table:table-cell>
          <table:table-cell office:value-type="string">
            <text:p><text:a xlink:href="javascript:showRow('South%20Africa')" xlink:type="simple">South Africa</text:a></text:p>
          </table:table-cell>
          <table:table-cell office:value-type="string">
            <text:p><text:a xlink:href="http://www.mtgeloproject.net/index.php?search=Search&amp;id=12784" xlink:type="simple">1519</text:a></text:p>
          </table:table-cell>
          <table:table-cell table:number-columns-repeated="3" office:value-type="float" office:value="1500">
            <text:p>1500</text:p>
          </table:table-cell>
          <table:table-cell table:formula="of:=CONCATENATE(&quot;int ratings&quot;;SUBSTITUTE([.C62];&quot; &quot;;&quot;&quot;);&quot;[] = {&quot;;[.D62];&quot;,&quot;;[.E62];&quot;,&quot;;[.F62];&quot;,&quot;;[.G62];&quot;}; Team &quot;;SUBSTITUTE([.C62];&quot; &quot;;&quot;&quot;);&quot;(&quot;&quot;&quot;;[.C62];&quot;&quot;&quot;, ratings&quot;;SUBSTITUTE([.C62];&quot; &quot;;&quot;&quot;);&quot;); teams.push_back(&quot;;SUBSTITUTE([.C62];&quot; &quot;;&quot;&quot;);&quot;);&quot;)" office:value-type="string" office:string-value="int ratingsSouthAfrica[] = {1519,1500,1500,1500}; Team SouthAfrica(&quot;South Africa&quot;, ratingsSouthAfrica); teams.push_back(SouthAfrica);">
            <text:p>int ratingsSouthAfrica[] = {1519,1500,1500,1500}; Team SouthAfrica("South Africa", ratingsSouthAfrica); teams.push_back(SouthAfrica);</text:p>
          </table:table-cell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1596">
            <text:p>1596</text:p>
          </table:table-cell>
          <table:table-cell office:value-type="string">
            <text:p><text:a xlink:href="javascript:showRow('South%20Korea')" xlink:type="simple">South Korea</text:a></text:p>
          </table:table-cell>
          <table:table-cell office:value-type="string">
            <text:p><text:a xlink:href="http://www.mtgeloproject.net/index.php?search=Search&amp;id=33318" xlink:type="simple">1797</text:a></text:p>
          </table:table-cell>
          <table:table-cell office:value-type="string">
            <text:p><text:a xlink:href="http://www.mtgeloproject.net/index.php?search=Search&amp;id=35444" xlink:type="simple">1692</text:a></text:p>
          </table:table-cell>
          <table:table-cell office:value-type="float" office:value="1500">
            <text:p>1500</text:p>
          </table:table-cell>
          <table:table-cell office:value-type="string">
            <text:p><text:a xlink:href="http://www.mtgeloproject.net/index.php?search=Search&amp;id=50400" xlink:type="simple">1490</text:a></text:p>
          </table:table-cell>
          <table:table-cell table:formula="of:=CONCATENATE(&quot;int ratings&quot;;SUBSTITUTE([.C63];&quot; &quot;;&quot;&quot;);&quot;[] = {&quot;;[.D63];&quot;,&quot;;[.E63];&quot;,&quot;;[.F63];&quot;,&quot;;[.G63];&quot;}; Team &quot;;SUBSTITUTE([.C63];&quot; &quot;;&quot;&quot;);&quot;(&quot;&quot;&quot;;[.C63];&quot;&quot;&quot;, ratings&quot;;SUBSTITUTE([.C63];&quot; &quot;;&quot;&quot;);&quot;); teams.push_back(&quot;;SUBSTITUTE([.C63];&quot; &quot;;&quot;&quot;);&quot;);&quot;)" office:value-type="string" office:string-value="int ratingsSouthKorea[] = {1797,1692,1500,1490}; Team SouthKorea(&quot;South Korea&quot;, ratingsSouthKorea); teams.push_back(SouthKorea);">
            <text:p>int ratingsSouthKorea[] = {1797,1692,1500,1490}; Team SouthKorea("South Korea", ratingsSouthKorea); teams.push_back(SouthKorea);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office:value-type="float" office:value="1658">
            <text:p>1658</text:p>
          </table:table-cell>
          <table:table-cell office:value-type="string">
            <text:p><text:a xlink:href="javascript:showRow('Spain')" xlink:type="simple">Spain</text:a></text:p>
          </table:table-cell>
          <table:table-cell office:value-type="string">
            <text:p><text:a xlink:href="http://www.mtgeloproject.net/index.php?search=Search&amp;id=12865" xlink:type="simple">1842</text:a></text:p>
          </table:table-cell>
          <table:table-cell office:value-type="string">
            <text:p><text:a xlink:href="http://www.mtgeloproject.net/index.php?search=Search&amp;id=2309" xlink:type="simple">1759</text:a></text:p>
          </table:table-cell>
          <table:table-cell office:value-type="string">
            <text:p><text:a xlink:href="http://www.mtgeloproject.net/index.php?search=Search&amp;id=85196" xlink:type="simple">1556</text:a></text:p>
          </table:table-cell>
          <table:table-cell office:value-type="string">
            <text:p><text:a xlink:href="http://www.mtgeloproject.net/index.php?search=Search&amp;id=3290" xlink:type="simple">1508</text:a></text:p>
          </table:table-cell>
          <table:table-cell table:formula="of:=CONCATENATE(&quot;int ratings&quot;;SUBSTITUTE([.C64];&quot; &quot;;&quot;&quot;);&quot;[] = {&quot;;[.D64];&quot;,&quot;;[.E64];&quot;,&quot;;[.F64];&quot;,&quot;;[.G64];&quot;}; Team &quot;;SUBSTITUTE([.C64];&quot; &quot;;&quot;&quot;);&quot;(&quot;&quot;&quot;;[.C64];&quot;&quot;&quot;, ratings&quot;;SUBSTITUTE([.C64];&quot; &quot;;&quot;&quot;);&quot;); teams.push_back(&quot;;SUBSTITUTE([.C64];&quot; &quot;;&quot;&quot;);&quot;);&quot;)" office:value-type="string" office:string-value="int ratingsSpain[] = {1842,1759,1556,1508}; Team Spain(&quot;Spain&quot;, ratingsSpain); teams.push_back(Spain);">
            <text:p>int ratingsSpain[] = {1842,1759,1556,1508}; Team Spain("Spain", ratingsSpain); teams.push_back(Spain);</text:p>
          </table:table-cell>
        </table:table-row>
        <table:table-row table:style-name="ro1">
          <table:table-cell office:value-type="float" office:value="1733">
            <text:p>1733</text:p>
          </table:table-cell>
          <table:table-cell office:value-type="float" office:value="1718">
            <text:p>1718</text:p>
          </table:table-cell>
          <table:table-cell office:value-type="string">
            <text:p><text:a xlink:href="javascript:showRow('Sweden')" xlink:type="simple">Sweden</text:a></text:p>
          </table:table-cell>
          <table:table-cell office:value-type="string">
            <text:p><text:a xlink:href="http://www.mtgeloproject.net/index.php?search=Search&amp;id=10581" xlink:type="simple">1998</text:a></text:p>
          </table:table-cell>
          <table:table-cell office:value-type="string">
            <text:p><text:a xlink:href="http://www.mtgeloproject.net/index.php?search=Search&amp;id=827" xlink:type="simple">1773</text:a></text:p>
          </table:table-cell>
          <table:table-cell office:value-type="string">
            <text:p><text:a xlink:href="http://www.mtgeloproject.net/index.php?search=Search&amp;id=995" xlink:type="simple">1663</text:a></text:p>
          </table:table-cell>
          <table:table-cell office:value-type="string">
            <text:p><text:a xlink:href="http://www.mtgeloproject.net/index.php?search=Search&amp;id=840" xlink:type="simple">1499</text:a></text:p>
          </table:table-cell>
          <table:table-cell table:formula="of:=CONCATENATE(&quot;int ratings&quot;;SUBSTITUTE([.C65];&quot; &quot;;&quot;&quot;);&quot;[] = {&quot;;[.D65];&quot;,&quot;;[.E65];&quot;,&quot;;[.F65];&quot;,&quot;;[.G65];&quot;}; Team &quot;;SUBSTITUTE([.C65];&quot; &quot;;&quot;&quot;);&quot;(&quot;&quot;&quot;;[.C65];&quot;&quot;&quot;, ratings&quot;;SUBSTITUTE([.C65];&quot; &quot;;&quot;&quot;);&quot;); teams.push_back(&quot;;SUBSTITUTE([.C65];&quot; &quot;;&quot;&quot;);&quot;);&quot;)" office:value-type="string" office:string-value="int ratingsSweden[] = {1998,1773,1663,1499}; Team Sweden(&quot;Sweden&quot;, ratingsSweden); teams.push_back(Sweden);">
            <text:p>int ratingsSweden[] = {1998,1773,1663,1499}; Team Sweden("Sweden", ratingsSweden); teams.push_back(Sweden);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1844">
            <text:p>1844</text:p>
          </table:table-cell>
          <table:table-cell office:value-type="string">
            <text:p><text:a xlink:href="javascript:showRow('Switzerland')" xlink:type="simple">Switzerland</text:a></text:p>
          </table:table-cell>
          <table:table-cell office:value-type="string">
            <text:p><text:a xlink:href="http://www.mtgeloproject.net/index.php?search=Search&amp;id=876" xlink:type="simple">1950</text:a></text:p>
          </table:table-cell>
          <table:table-cell office:value-type="string">
            <text:p><text:a xlink:href="http://www.mtgeloproject.net/index.php?search=Search&amp;id=3275" xlink:type="simple">1863</text:a></text:p>
          </table:table-cell>
          <table:table-cell office:value-type="string">
            <text:p><text:a xlink:href="http://www.mtgeloproject.net/index.php?search=Search&amp;id=10245" xlink:type="simple">1825</text:a></text:p>
          </table:table-cell>
          <table:table-cell office:value-type="string">
            <text:p><text:a xlink:href="http://www.mtgeloproject.net/index.php?search=Search&amp;id=10512" xlink:type="simple">1481</text:a></text:p>
          </table:table-cell>
          <table:table-cell table:formula="of:=CONCATENATE(&quot;int ratings&quot;;SUBSTITUTE([.C66];&quot; &quot;;&quot;&quot;);&quot;[] = {&quot;;[.D66];&quot;,&quot;;[.E66];&quot;,&quot;;[.F66];&quot;,&quot;;[.G66];&quot;}; Team &quot;;SUBSTITUTE([.C66];&quot; &quot;;&quot;&quot;);&quot;(&quot;&quot;&quot;;[.C66];&quot;&quot;&quot;, ratings&quot;;SUBSTITUTE([.C66];&quot; &quot;;&quot;&quot;);&quot;); teams.push_back(&quot;;SUBSTITUTE([.C66];&quot; &quot;;&quot;&quot;);&quot;);&quot;)" office:value-type="string" office:string-value="int ratingsSwitzerland[] = {1950,1863,1825,1481}; Team Switzerland(&quot;Switzerland&quot;, ratingsSwitzerland); teams.push_back(Switzerland);">
            <text:p>int ratingsSwitzerland[] = {1950,1863,1825,1481}; Team Switzerland("Switzerland", ratingsSwitzerland); teams.push_back(Switzerland);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574">
            <text:p>1574</text:p>
          </table:table-cell>
          <table:table-cell office:value-type="string">
            <text:p><text:a xlink:href="javascript:showRow('Thailand')" xlink:type="simple">Thailand</text:a></text:p>
          </table:table-cell>
          <table:table-cell office:value-type="string">
            <text:p><text:a xlink:href="http://www.mtgeloproject.net/index.php?search=Search&amp;id=47182" xlink:type="simple">1766</text:a></text:p>
          </table:table-cell>
          <table:table-cell office:value-type="string">
            <text:p><text:a xlink:href="http://www.mtgeloproject.net/index.php?search=Search&amp;id=97187" xlink:type="simple">1578</text:a></text:p>
          </table:table-cell>
          <table:table-cell office:value-type="string">
            <text:p><text:a xlink:href="http://www.mtgeloproject.net/index.php?search=Search&amp;id=97210" xlink:type="simple">1569</text:a></text:p>
          </table:table-cell>
          <table:table-cell office:value-type="string">
            <text:p><text:a xlink:href="http://www.mtgeloproject.net/index.php?search=Search&amp;id=50160" xlink:type="simple">1486</text:a></text:p>
          </table:table-cell>
          <table:table-cell table:formula="of:=CONCATENATE(&quot;int ratings&quot;;SUBSTITUTE([.C67];&quot; &quot;;&quot;&quot;);&quot;[] = {&quot;;[.D67];&quot;,&quot;;[.E67];&quot;,&quot;;[.F67];&quot;,&quot;;[.G67];&quot;}; Team &quot;;SUBSTITUTE([.C67];&quot; &quot;;&quot;&quot;);&quot;(&quot;&quot;&quot;;[.C67];&quot;&quot;&quot;, ratings&quot;;SUBSTITUTE([.C67];&quot; &quot;;&quot;&quot;);&quot;); teams.push_back(&quot;;SUBSTITUTE([.C67];&quot; &quot;;&quot;&quot;);&quot;);&quot;)" office:value-type="string" office:string-value="int ratingsThailand[] = {1766,1578,1569,1486}; Team Thailand(&quot;Thailand&quot;, ratingsThailand); teams.push_back(Thailand);">
            <text:p>int ratingsThailand[] = {1766,1578,1569,1486}; Team Thailand("Thailand", ratingsThailand); teams.push_back(Thailand);</text:p>
          </table:table-cell>
        </table:table-row>
        <table:table-row table:style-name="ro1">
          <table:table-cell office:value-type="float" office:value="1605">
            <text:p>1605</text:p>
          </table:table-cell>
          <table:table-cell office:value-type="float" office:value="1581">
            <text:p>1581</text:p>
          </table:table-cell>
          <table:table-cell office:value-type="string">
            <text:p><text:a xlink:href="javascript:showRow('Turkey')" xlink:type="simple">Turkey</text:a></text:p>
          </table:table-cell>
          <table:table-cell office:value-type="string">
            <text:p><text:a xlink:href="http://www.mtgeloproject.net/index.php?search=Search&amp;id=3153" xlink:type="simple">1734</text:a></text:p>
          </table:table-cell>
          <table:table-cell office:value-type="string">
            <text:p><text:a xlink:href="http://www.mtgeloproject.net/index.php?search=Search&amp;id=31798" xlink:type="simple">1582</text:a></text:p>
          </table:table-cell>
          <table:table-cell office:value-type="string">
            <text:p><text:a xlink:href="http://www.mtgeloproject.net/index.php?search=Search&amp;id=37400" xlink:type="simple">1579</text:a></text:p>
          </table:table-cell>
          <table:table-cell office:value-type="string">
            <text:p><text:a xlink:href="http://www.mtgeloproject.net/index.php?search=Search&amp;id=57587" xlink:type="simple">1524</text:a></text:p>
          </table:table-cell>
          <table:table-cell table:formula="of:=CONCATENATE(&quot;int ratings&quot;;SUBSTITUTE([.C68];&quot; &quot;;&quot;&quot;);&quot;[] = {&quot;;[.D68];&quot;,&quot;;[.E68];&quot;,&quot;;[.F68];&quot;,&quot;;[.G68];&quot;}; Team &quot;;SUBSTITUTE([.C68];&quot; &quot;;&quot;&quot;);&quot;(&quot;&quot;&quot;;[.C68];&quot;&quot;&quot;, ratings&quot;;SUBSTITUTE([.C68];&quot; &quot;;&quot;&quot;);&quot;); teams.push_back(&quot;;SUBSTITUTE([.C68];&quot; &quot;;&quot;&quot;);&quot;);&quot;)" office:value-type="string" office:string-value="int ratingsTurkey[] = {1734,1582,1579,1524}; Team Turkey(&quot;Turkey&quot;, ratingsTurkey); teams.push_back(Turkey);">
            <text:p>int ratingsTurkey[] = {1734,1582,1579,1524}; Team Turkey("Turkey", ratingsTurkey); teams.push_back(Turkey);</text:p>
          </table:table-cell>
        </table:table-row>
        <table:table-row table:style-name="ro1">
          <table:table-cell office:value-type="float" office:value="1632">
            <text:p>1632</text:p>
          </table:table-cell>
          <table:table-cell office:value-type="float" office:value="1537">
            <text:p>1537</text:p>
          </table:table-cell>
          <table:table-cell office:value-type="string">
            <text:p><text:a xlink:href="javascript:showRow('Ukraine')" xlink:type="simple">Ukraine</text:a></text:p>
          </table:table-cell>
          <table:table-cell office:value-type="string">
            <text:p><text:a xlink:href="http://www.mtgeloproject.net/index.php?search=Search&amp;id=3349" xlink:type="simple">1952</text:a></text:p>
          </table:table-cell>
          <table:table-cell office:value-type="string">
            <text:p><text:a xlink:href="http://www.mtgeloproject.net/index.php?search=Search&amp;id=3282" xlink:type="simple">1571</text:a></text:p>
          </table:table-cell>
          <table:table-cell office:value-type="string">
            <text:p><text:a xlink:href="http://www.mtgeloproject.net/index.php?search=Search&amp;id=98150" xlink:type="simple">1503</text:a></text:p>
          </table:table-cell>
          <table:table-cell office:value-type="float" office:value="1500">
            <text:p>1500</text:p>
          </table:table-cell>
          <table:table-cell table:formula="of:=CONCATENATE(&quot;int ratings&quot;;SUBSTITUTE([.C69];&quot; &quot;;&quot;&quot;);&quot;[] = {&quot;;[.D69];&quot;,&quot;;[.E69];&quot;,&quot;;[.F69];&quot;,&quot;;[.G69];&quot;}; Team &quot;;SUBSTITUTE([.C69];&quot; &quot;;&quot;&quot;);&quot;(&quot;&quot;&quot;;[.C69];&quot;&quot;&quot;, ratings&quot;;SUBSTITUTE([.C69];&quot; &quot;;&quot;&quot;);&quot;); teams.push_back(&quot;;SUBSTITUTE([.C69];&quot; &quot;;&quot;&quot;);&quot;);&quot;)" office:value-type="string" office:string-value="int ratingsUkraine[] = {1952,1571,1503,1500}; Team Ukraine(&quot;Ukraine&quot;, ratingsUkraine); teams.push_back(Ukraine);">
            <text:p>int ratingsUkraine[] = {1952,1571,1503,1500}; Team Ukraine("Ukraine", ratingsUkraine); teams.push_back(Ukraine);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1839">
            <text:p>1839</text:p>
          </table:table-cell>
          <table:table-cell office:value-type="string">
            <text:p><text:a xlink:href="javascript:showRow('United%20States')" xlink:type="simple">United States</text:a></text:p>
          </table:table-cell>
          <table:table-cell office:value-type="string">
            <text:p><text:a xlink:href="http://www.mtgeloproject.net/index.php?search=Search&amp;id=7644" xlink:type="simple">2050</text:a></text:p>
          </table:table-cell>
          <table:table-cell office:value-type="string">
            <text:p><text:a xlink:href="http://www.mtgeloproject.net/index.php?search=Search&amp;id=51196" xlink:type="simple">1862</text:a></text:p>
          </table:table-cell>
          <table:table-cell office:value-type="string">
            <text:p><text:a xlink:href="http://www.mtgeloproject.net/index.php?search=Search&amp;id=7306" xlink:type="simple">1816</text:a></text:p>
          </table:table-cell>
          <table:table-cell office:value-type="string">
            <text:p><text:a xlink:href="http://www.mtgeloproject.net/index.php?search=Search&amp;id=16494" xlink:type="simple">1515</text:a></text:p>
          </table:table-cell>
          <table:table-cell table:formula="of:=CONCATENATE(&quot;int ratings&quot;;SUBSTITUTE([.C70];&quot; &quot;;&quot;&quot;);&quot;[] = {&quot;;[.D70];&quot;,&quot;;[.E70];&quot;,&quot;;[.F70];&quot;,&quot;;[.G70];&quot;}; Team &quot;;SUBSTITUTE([.C70];&quot; &quot;;&quot;&quot;);&quot;(&quot;&quot;&quot;;[.C70];&quot;&quot;&quot;, ratings&quot;;SUBSTITUTE([.C70];&quot; &quot;;&quot;&quot;);&quot;); teams.push_back(&quot;;SUBSTITUTE([.C70];&quot; &quot;;&quot;&quot;);&quot;);&quot;)" office:value-type="string" office:string-value="int ratingsUnitedStates[] = {2050,1862,1816,1515}; Team UnitedStates(&quot;United States&quot;, ratingsUnitedStates); teams.push_back(UnitedStates);">
            <text:p>int ratingsUnitedStates[] = {2050,1862,1816,1515}; Team UnitedStates("United States", ratingsUnitedStates); teams.push_back(UnitedStates);</text:p>
          </table:table-cell>
        </table:table-row>
        <table:table-row table:style-name="ro1">
          <table:table-cell office:value-type="float" office:value="1619">
            <text:p>1619</text:p>
          </table:table-cell>
          <table:table-cell office:value-type="float" office:value="1626">
            <text:p>1626</text:p>
          </table:table-cell>
          <table:table-cell office:value-type="string">
            <text:p><text:a xlink:href="javascript:showRow('Uruguay')" xlink:type="simple">Uruguay</text:a></text:p>
          </table:table-cell>
          <table:table-cell office:value-type="string">
            <text:p><text:a xlink:href="http://www.mtgeloproject.net/index.php?search=Search&amp;id=5448" xlink:type="simple">1726</text:a></text:p>
          </table:table-cell>
          <table:table-cell office:value-type="string">
            <text:p><text:a xlink:href="http://www.mtgeloproject.net/index.php?search=Search&amp;id=47251" xlink:type="simple">1664</text:a></text:p>
          </table:table-cell>
          <table:table-cell office:value-type="string">
            <text:p><text:a xlink:href="http://www.mtgeloproject.net/index.php?search=Search&amp;id=47569" xlink:type="simple">1587</text:a></text:p>
          </table:table-cell>
          <table:table-cell office:value-type="float" office:value="1500">
            <text:p>1500</text:p>
          </table:table-cell>
          <table:table-cell table:formula="of:=CONCATENATE(&quot;int ratings&quot;;SUBSTITUTE([.C71];&quot; &quot;;&quot;&quot;);&quot;[] = {&quot;;[.D71];&quot;,&quot;;[.E71];&quot;,&quot;;[.F71];&quot;,&quot;;[.G71];&quot;}; Team &quot;;SUBSTITUTE([.C71];&quot; &quot;;&quot;&quot;);&quot;(&quot;&quot;&quot;;[.C71];&quot;&quot;&quot;, ratings&quot;;SUBSTITUTE([.C71];&quot; &quot;;&quot;&quot;);&quot;); teams.push_back(&quot;;SUBSTITUTE([.C71];&quot; &quot;;&quot;&quot;);&quot;);&quot;)" office:value-type="string" office:string-value="int ratingsUruguay[] = {1726,1664,1587,1500}; Team Uruguay(&quot;Uruguay&quot;, ratingsUruguay); teams.push_back(Uruguay);">
            <text:p>int ratingsUruguay[] = {1726,1664,1587,1500}; Team Uruguay("Uruguay", ratingsUruguay); teams.push_back(Uruguay);</text:p>
          </table:table-cell>
        </table:table-row>
        <table:table-row table:style-name="ro1">
          <table:table-cell office:value-type="float" office:value="1585">
            <text:p>1585</text:p>
          </table:table-cell>
          <table:table-cell office:value-type="float" office:value="1500">
            <text:p>1500</text:p>
          </table:table-cell>
          <table:table-cell office:value-type="string">
            <text:p><text:a xlink:href="javascript:showRow('Venezuela')" xlink:type="simple">Venezuela</text:a></text:p>
          </table:table-cell>
          <table:table-cell office:value-type="string">
            <text:p><text:a xlink:href="http://www.mtgeloproject.net/index.php?search=Search&amp;id=961" xlink:type="simple">1838</text:a></text:p>
          </table:table-cell>
          <table:table-cell office:value-type="string">
            <text:p><text:a xlink:href="http://www.mtgeloproject.net/index.php?search=Search&amp;id=99348" xlink:type="simple">1500</text:a></text:p>
          </table:table-cell>
          <table:table-cell office:value-type="string">
            <text:p><text:a xlink:href="http://www.mtgeloproject.net/index.php?search=Search&amp;id=24009" xlink:type="simple">1500</text:a></text:p>
          </table:table-cell>
          <table:table-cell office:value-type="float" office:value="1500">
            <text:p>1500</text:p>
          </table:table-cell>
          <table:table-cell table:formula="of:=CONCATENATE(&quot;int ratings&quot;;SUBSTITUTE([.C72];&quot; &quot;;&quot;&quot;);&quot;[] = {&quot;;[.D72];&quot;,&quot;;[.E72];&quot;,&quot;;[.F72];&quot;,&quot;;[.G72];&quot;}; Team &quot;;SUBSTITUTE([.C72];&quot; &quot;;&quot;&quot;);&quot;(&quot;&quot;&quot;;[.C72];&quot;&quot;&quot;, ratings&quot;;SUBSTITUTE([.C72];&quot; &quot;;&quot;&quot;);&quot;); teams.push_back(&quot;;SUBSTITUTE([.C72];&quot; &quot;;&quot;&quot;);&quot;);&quot;)" office:value-type="string" office:string-value="int ratingsVenezuela[] = {1838,1500,1500,1500}; Team Venezuela(&quot;Venezuela&quot;, ratingsVenezuela); teams.push_back(Venezuela);">
            <text:p>int ratingsVenezuela[] = {1838,1500,1500,1500}; Team Venezuela("Venezuela", ratingsVenezuela); teams.push_back(Venezuela);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office:value-type="float" office:value="1635">
            <text:p>1635</text:p>
          </table:table-cell>
          <table:table-cell office:value-type="string">
            <text:p><text:a xlink:href="javascript:showRow('Wales')" xlink:type="simple">Wales</text:a></text:p>
          </table:table-cell>
          <table:table-cell office:value-type="string">
            <text:p><text:a xlink:href="http://www.mtgeloproject.net/index.php?search=Search&amp;id=45504" xlink:type="simple">1768</text:a></text:p>
          </table:table-cell>
          <table:table-cell office:value-type="string">
            <text:p><text:a xlink:href="http://www.mtgeloproject.net/index.php?search=Search&amp;id=20642" xlink:type="simple">1662</text:a></text:p>
          </table:table-cell>
          <table:table-cell office:value-type="string">
            <text:p><text:a xlink:href="http://www.mtgeloproject.net/index.php?search=Search&amp;id=51435" xlink:type="simple">1608</text:a></text:p>
          </table:table-cell>
          <table:table-cell office:value-type="string">
            <text:p><text:a xlink:href="http://www.mtgeloproject.net/index.php?search=Search&amp;id=51632" xlink:type="simple">1468</text:a></text:p>
          </table:table-cell>
          <table:table-cell table:formula="of:=CONCATENATE(&quot;int ratings&quot;;SUBSTITUTE([.C73];&quot; &quot;;&quot;&quot;);&quot;[] = {&quot;;[.D73];&quot;,&quot;;[.E73];&quot;,&quot;;[.F73];&quot;,&quot;;[.G73];&quot;}; Team &quot;;SUBSTITUTE([.C73];&quot; &quot;;&quot;&quot;);&quot;(&quot;&quot;&quot;;[.C73];&quot;&quot;&quot;, ratings&quot;;SUBSTITUTE([.C73];&quot; &quot;;&quot;&quot;);&quot;); teams.push_back(&quot;;SUBSTITUTE([.C73];&quot; &quot;;&quot;&quot;);&quot;);&quot;)" office:value-type="string" office:string-value="int ratingsWales[] = {1768,1662,1608,1468}; Team Wales(&quot;Wales&quot;, ratingsWales); teams.push_back(Wales);">
            <text:p>int ratingsWales[] = {1768,1662,1608,1468}; Team Wales("Wales", ratingsWales); teams.push_back(Wales);</text:p>
          </table:table-cell>
        </table:table-row>
        <table:table-row table:style-name="ro2" table:number-rows-repeated="3">
          <table:table-cell table:style-name="Default" table:number-columns-repeated="7"/>
          <table:table-cell/>
        </table:table-row>
        <table:table-row table:style-name="ro3">
          <table:table-cell table:style-name="Default" office:value-type="string">
            <text:p>Source:</text:p>
          </table:table-cell>
          <table:table-cell table:style-name="Default" office:value-type="string">
            <text:p>http://www.mtgeloproject.net/blog.php</text:p>
          </table:table-cell>
          <table:table-cell table:style-name="Default" table:number-columns-repeated="5"/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 </meta:initial-creator>
    <meta:creation-date>2016-11-16T19:20:59</meta:creation-date>
    <dc:date>2016-11-16T23:16:37</dc:date>
    <dc:creator>Jeff </dc:creator>
    <meta:editing-duration>PT3H42M29S</meta:editing-duration>
    <meta:editing-cycles>3</meta:editing-cycles>
    <meta:generator>LibreOffice/3.5$Linux_X86_64 LibreOffice_project/350m1$Build-2</meta:generator>
    <meta:document-statistic meta:table-count="3" meta:cell-count="586" meta:object-count="0"/>
  </office:meta>
</office:document-meta>
</file>